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Neue" fo:font-size="12pt" style:font-size-asian="12pt" style:font-size-complex="12pt"/>
    </style:style>
    <style:style style:name="P2" style:family="paragraph" style:parent-style-name="Standard">
      <style:text-properties style:font-name="Helvetica Neue" fo:font-size="12pt" officeooo:rsid="000d14a4" officeooo:paragraph-rsid="000d14a4" style:font-size-asian="12pt" style:font-size-complex="12pt"/>
    </style:style>
    <style:style style:name="P3" style:family="paragraph" style:parent-style-name="Standard">
      <style:text-properties style:font-name="Helvetica Neue" fo:font-size="12pt" officeooo:rsid="000d14a4" officeooo:paragraph-rsid="000da92a" style:font-size-asian="12pt" style:font-size-complex="12pt"/>
    </style:style>
    <style:style style:name="P4" style:family="paragraph" style:parent-style-name="Standard">
      <style:text-properties style:font-name="Helvetica Neue" fo:font-size="12pt" officeooo:rsid="000d14a4" officeooo:paragraph-rsid="00123878" style:font-size-asian="12pt" style:font-size-complex="12pt"/>
    </style:style>
    <style:style style:name="P5" style:family="paragraph" style:parent-style-name="Standard">
      <style:text-properties style:font-name="Helvetica Neue" fo:font-size="12pt" officeooo:rsid="000d14a4" officeooo:paragraph-rsid="00129d48" style:font-size-asian="12pt" style:font-size-complex="12pt"/>
    </style:style>
    <style:style style:name="P6" style:family="paragraph" style:parent-style-name="Standard">
      <style:text-properties style:font-name="Helvetica Neue" fo:font-size="12pt" officeooo:rsid="000d14a4" officeooo:paragraph-rsid="0018191f" style:font-size-asian="12pt" style:font-size-complex="12pt"/>
    </style:style>
    <style:style style:name="P7" style:family="paragraph" style:parent-style-name="Standard">
      <style:text-properties style:font-name="Helvetica Neue" fo:font-size="12pt" officeooo:paragraph-rsid="000d14a4" style:font-size-asian="12pt" style:font-size-complex="12pt"/>
    </style:style>
    <style:style style:name="P8" style:family="paragraph" style:parent-style-name="Standard">
      <style:text-properties style:font-name="Helvetica Neue" fo:font-size="12pt" officeooo:paragraph-rsid="000da92a" style:font-size-asian="12pt" style:font-size-complex="12pt"/>
    </style:style>
    <style:style style:name="P9" style:family="paragraph" style:parent-style-name="Standard">
      <style:text-properties style:font-name="Helvetica Neue" fo:font-size="12pt" officeooo:rsid="000da92a" officeooo:paragraph-rsid="000da92a" style:font-size-asian="12pt" style:font-size-complex="12pt"/>
    </style:style>
    <style:style style:name="P10" style:family="paragraph" style:parent-style-name="Standard">
      <style:text-properties style:font-name="Helvetica Neue" fo:font-size="12pt" officeooo:rsid="000da92a" officeooo:paragraph-rsid="0018191f" style:font-size-asian="12pt" style:font-size-complex="12pt"/>
    </style:style>
    <style:style style:name="P11" style:family="paragraph" style:parent-style-name="Standard">
      <style:text-properties style:font-name="Helvetica Neue" fo:font-size="12pt" officeooo:paragraph-rsid="000b5a2b" style:font-size-asian="12pt" style:font-size-complex="12pt"/>
    </style:style>
    <style:style style:name="P12" style:family="paragraph" style:parent-style-name="Standard">
      <style:text-properties style:font-name="Helvetica Neue" fo:font-size="12pt" officeooo:rsid="00106a2b" officeooo:paragraph-rsid="00106a2b" style:font-size-asian="12pt" style:font-size-complex="12pt"/>
    </style:style>
    <style:style style:name="P13" style:family="paragraph" style:parent-style-name="Standard">
      <style:text-properties style:font-name="Helvetica Neue" fo:font-size="12pt" officeooo:rsid="00106a2b" officeooo:paragraph-rsid="0018191f" style:font-size-asian="12pt" style:font-size-complex="12pt"/>
    </style:style>
    <style:style style:name="P14" style:family="paragraph" style:parent-style-name="Standard">
      <style:text-properties style:font-name="Helvetica Neue" fo:font-size="12pt" officeooo:paragraph-rsid="00123878" style:font-size-asian="12pt" style:font-size-complex="12pt"/>
    </style:style>
    <style:style style:name="P15" style:family="paragraph" style:parent-style-name="Standard">
      <style:text-properties style:font-name="Helvetica Neue" fo:font-size="12pt" officeooo:paragraph-rsid="00129d48" style:font-size-asian="12pt" style:font-size-complex="12pt"/>
    </style:style>
    <style:style style:name="P16" style:family="paragraph" style:parent-style-name="Standard">
      <style:text-properties style:font-name="Helvetica Neue" fo:font-size="12pt" officeooo:rsid="00129d48" officeooo:paragraph-rsid="00129d48" style:font-size-asian="12pt" style:font-size-complex="12pt"/>
    </style:style>
    <style:style style:name="P17" style:family="paragraph" style:parent-style-name="Standard">
      <style:text-properties style:font-name="Helvetica Neue" fo:font-size="12pt" officeooo:rsid="00129d48" officeooo:paragraph-rsid="0018191f" style:font-size-asian="12pt" style:font-size-complex="12pt"/>
    </style:style>
    <style:style style:name="P18" style:family="paragraph" style:parent-style-name="Standard">
      <style:text-properties style:font-name="Helvetica Neue" fo:font-size="12pt" officeooo:rsid="00140600" officeooo:paragraph-rsid="00140600" style:font-size-asian="12pt" style:font-size-complex="12pt"/>
    </style:style>
    <style:style style:name="P19" style:family="paragraph" style:parent-style-name="Standard">
      <style:text-properties style:font-name="Helvetica Neue" fo:font-size="12pt" officeooo:rsid="00140600" officeooo:paragraph-rsid="0018191f" style:font-size-asian="12pt" style:font-size-complex="12pt"/>
    </style:style>
    <style:style style:name="P20" style:family="paragraph" style:parent-style-name="Standard">
      <style:text-properties style:font-name="Helvetica Neue" fo:font-size="12pt" officeooo:rsid="001481f6" officeooo:paragraph-rsid="001481f6" style:font-size-asian="12pt" style:font-size-complex="12pt"/>
    </style:style>
    <style:style style:name="P21" style:family="paragraph" style:parent-style-name="Standard">
      <style:text-properties style:font-name="Helvetica Neue" fo:font-size="12pt" officeooo:rsid="001481f6" officeooo:paragraph-rsid="0018191f" style:font-size-asian="12pt" style:font-size-complex="12pt"/>
    </style:style>
    <style:style style:name="P22" style:family="paragraph" style:parent-style-name="Standard">
      <style:text-properties style:font-name="Helvetica Neue" fo:font-size="12pt" officeooo:rsid="00167602" officeooo:paragraph-rsid="00167602" style:font-size-asian="12pt" style:font-size-complex="12pt"/>
    </style:style>
    <style:style style:name="P23" style:family="paragraph" style:parent-style-name="Standard">
      <style:paragraph-properties fo:text-align="justify" style:justify-single-word="false"/>
      <style:text-properties style:font-name="Helvetica Neue" fo:font-size="12pt" officeooo:rsid="00167602" officeooo:paragraph-rsid="0018191f" style:font-size-asian="12pt" style:font-size-complex="12pt"/>
    </style:style>
    <style:style style:name="P24" style:family="paragraph" style:parent-style-name="Standard">
      <style:text-properties style:font-name="Helvetica Neue" fo:font-size="12pt" officeooo:rsid="00167602" officeooo:paragraph-rsid="0018191f" style:font-size-asian="12pt" style:font-size-complex="12pt"/>
    </style:style>
    <style:style style:name="P25" style:family="paragraph" style:parent-style-name="Standard">
      <style:text-properties style:font-name="Helvetica Neue" fo:font-size="12pt" officeooo:paragraph-rsid="0018191f" style:font-size-asian="12pt" style:font-size-complex="12pt"/>
    </style:style>
    <style:style style:name="P26" style:family="paragraph" style:parent-style-name="Standard">
      <style:text-properties style:font-name="Helvetica Neue" fo:font-size="12pt" officeooo:rsid="00185ef9" officeooo:paragraph-rsid="00185ef9" style:font-size-asian="12pt" style:font-size-complex="12pt"/>
    </style:style>
    <style:style style:name="P27" style:family="paragraph" style:parent-style-name="Standard">
      <style:text-properties style:font-name="Helvetica Neue" fo:font-size="11pt" style:font-size-asian="11pt" style:font-size-complex="11pt"/>
    </style:style>
    <style:style style:name="P28" style:family="paragraph" style:parent-style-name="Standard">
      <style:text-properties style:font-name="Helvetica Neue" fo:font-size="11pt" officeooo:paragraph-rsid="000b4782" style:font-size-asian="11pt" style:font-size-complex="11pt"/>
    </style:style>
    <style:style style:name="P29" style:family="paragraph" style:parent-style-name="Standard">
      <style:text-properties style:font-name="Helvetica Neue" fo:font-size="11pt" officeooo:rsid="000b4782" officeooo:paragraph-rsid="000b4782" style:font-size-asian="11pt" style:font-size-complex="11pt"/>
    </style:style>
    <style:style style:name="P30" style:family="paragraph" style:parent-style-name="Standard">
      <style:text-properties style:font-name="Helvetica Neue" fo:font-size="11pt" officeooo:rsid="000b5a2b" officeooo:paragraph-rsid="000b5a2b" style:font-size-asian="11pt" style:font-size-complex="11pt"/>
    </style:style>
    <style:style style:name="P31" style:family="paragraph" style:parent-style-name="Standard">
      <style:text-properties style:font-name="Helvetica Neue" fo:font-size="11pt" officeooo:rsid="000f17e0" officeooo:paragraph-rsid="000f17e0" style:font-size-asian="11pt" style:font-size-complex="11pt"/>
    </style:style>
    <style:style style:name="P32" style:family="paragraph" style:parent-style-name="Standard">
      <style:text-properties style:font-name="ArialMT" fo:font-size="10pt" officeooo:paragraph-rsid="000da92a" fo:background-color="#e2e2e2" style:font-size-asian="10pt" style:font-size-complex="10pt"/>
    </style:style>
    <style:style style:name="P33" style:family="paragraph" style:parent-style-name="Standard">
      <style:paragraph-properties fo:margin-left="0cm" fo:margin-right="0cm" fo:text-indent="0cm" style:auto-text-indent="false"/>
      <style:text-properties style:font-name="Helvetica Neue" fo:font-size="12pt" officeooo:rsid="000d14a4" officeooo:paragraph-rsid="00123878" style:font-size-asian="12pt" style:font-size-complex="12pt"/>
    </style:style>
    <style:style style:name="P34" style:family="paragraph" style:parent-style-name="Standard">
      <style:paragraph-properties fo:margin-left="0cm" fo:margin-right="0cm" fo:text-indent="0cm" style:auto-text-indent="false"/>
      <style:text-properties style:font-name="Helvetica Neue" fo:font-size="12pt" officeooo:rsid="000d14a4" officeooo:paragraph-rsid="0018191f" style:font-size-asian="12pt" style:font-size-complex="12pt"/>
    </style:style>
    <style:style style:name="P35" style:family="paragraph" style:parent-style-name="Standard">
      <style:paragraph-properties fo:margin-left="0cm" fo:margin-right="0cm" fo:text-indent="0cm" style:auto-text-indent="false"/>
      <style:text-properties style:font-name="Helvetica Neue" fo:font-size="12pt" officeooo:rsid="00106a2b" officeooo:paragraph-rsid="00106a2b" style:font-size-asian="12pt" style:font-size-complex="12pt"/>
    </style:style>
    <style:style style:name="P36" style:family="paragraph" style:parent-style-name="Standard">
      <style:paragraph-properties fo:margin-left="0cm" fo:margin-right="0cm" fo:text-indent="0cm" style:auto-text-indent="false"/>
      <style:text-properties style:font-name="Helvetica Neue" fo:font-size="12pt" officeooo:rsid="00106a2b" officeooo:paragraph-rsid="0018191f" style:font-size-asian="12pt" style:font-size-complex="12pt"/>
    </style:style>
    <style:style style:name="P37" style:family="paragraph" style:parent-style-name="Standard">
      <style:text-properties fo:color="#000000" style:text-outline="false" style:font-name="Helvetica Neue" fo:font-size="11pt" fo:letter-spacing="normal" fo:font-weight="bold" officeooo:rsid="000f17e0" officeooo:paragraph-rsid="000f17e0" style:letter-kerning="false" style:font-size-asian="11pt" style:font-weight-asian="bold" style:font-size-complex="11pt" style:font-weight-complex="bold"/>
    </style:style>
    <style:style style:name="P38" style:family="paragraph" style:parent-style-name="Standard">
      <style:text-properties fo:color="#000000" style:text-outline="false" style:font-name="Helvetica Neue" fo:font-size="11pt" fo:letter-spacing="normal" officeooo:rsid="000f17e0" officeooo:paragraph-rsid="000f17e0" style:letter-kerning="false" style:font-size-asian="11pt" style:font-size-complex="11pt"/>
    </style:style>
    <style:style style:name="P39" style:family="paragraph" style:parent-style-name="Standard">
      <style:text-properties fo:color="#000000" style:text-outline="false" style:font-name="Helvetica Neue" fo:font-size="11pt" fo:letter-spacing="normal" officeooo:rsid="000b4782" officeooo:paragraph-rsid="000b4782" style:letter-kerning="false" style:font-size-asian="11pt" style:font-size-complex="11pt"/>
    </style:style>
    <style:style style:name="P40" style:family="paragraph" style:parent-style-name="Standard">
      <style:text-properties fo:color="#000000" style:text-outline="false" style:font-name="Helvetica Neue" fo:font-size="11pt" fo:letter-spacing="normal" officeooo:rsid="000b4782" officeooo:paragraph-rsid="000b5a2b" style:letter-kerning="false" style:font-size-asian="11pt" style:font-size-complex="11pt"/>
    </style:style>
    <style:style style:name="P41" style:family="paragraph" style:parent-style-name="Standard">
      <style:paragraph-properties fo:text-align="justify" style:justify-single-word="false"/>
      <style:text-properties style:font-name="Helvetica Neue" fo:font-size="12pt" officeooo:rsid="00167602" officeooo:paragraph-rsid="000da92a" style:font-size-asian="12pt" style:font-size-complex="12pt"/>
    </style:style>
    <style:style style:name="P42" style:family="paragraph" style:parent-style-name="Standard">
      <style:paragraph-properties fo:text-align="justify" style:justify-single-word="false"/>
      <style:text-properties style:font-name="Helvetica Neue" fo:font-size="12pt" officeooo:rsid="00185ef9" officeooo:paragraph-rsid="00185ef9" style:font-size-asian="12pt" style:font-size-complex="12pt"/>
    </style:style>
    <style:style style:name="P43" style:family="paragraph" style:parent-style-name="Standard">
      <style:paragraph-properties fo:margin-left="0cm" fo:margin-right="0cm" fo:text-indent="0cm" style:auto-text-indent="false"/>
      <style:text-properties style:font-name="Helvetica Neue" fo:font-size="12pt" officeooo:rsid="00123878" officeooo:paragraph-rsid="000da92a" style:font-size-asian="12pt" style:font-size-complex="12pt"/>
    </style:style>
    <style:style style:name="P44" style:family="paragraph" style:parent-style-name="Standard">
      <style:paragraph-properties fo:margin-left="0cm" fo:margin-right="0cm" fo:text-indent="0cm" style:auto-text-indent="false"/>
      <style:text-properties style:font-name="Helvetica Neue" fo:font-size="12pt" officeooo:rsid="00123878" officeooo:paragraph-rsid="0018191f" style:font-size-asian="12pt" style:font-size-complex="12pt"/>
    </style:style>
    <style:style style:name="T1" style:family="text">
      <style:text-properties fo:color="#000000" style:text-outline="false" fo:letter-spacing="normal" style:letter-kerning="false"/>
    </style:style>
    <style:style style:name="T2" style:family="text">
      <style:text-properties fo:color="#000000" style:text-outline="false" fo:letter-spacing="normal" officeooo:rsid="000b4782" style:letter-kerning="false"/>
    </style:style>
    <style:style style:name="T3" style:family="text">
      <style:text-properties fo:color="#000000" style:text-outline="false" fo:letter-spacing="normal" officeooo:rsid="000b5a2b" style:letter-kerning="false"/>
    </style:style>
    <style:style style:name="T4" style:family="text">
      <style:text-properties fo:color="#000000" style:text-outline="false" fo:letter-spacing="normal" officeooo:rsid="00198901" style:letter-kerning="false"/>
    </style:style>
    <style:style style:name="T5" style:family="text">
      <style:text-properties fo:color="#000000" style:text-outline="false" fo:letter-spacing="normal" officeooo:rsid="0019b9ed" style:letter-kerning="false"/>
    </style:style>
    <style:style style:name="T6" style:family="text">
      <style:text-properties fo:color="#000000" style:text-outline="false" fo:font-size="12pt" fo:letter-spacing="normal" officeooo:rsid="000b4782" style:letter-kerning="false" style:font-size-asian="12pt" style:font-size-complex="12pt"/>
    </style:style>
    <style:style style:name="T7" style:family="text">
      <style:text-properties fo:color="#000000" style:text-outline="false" fo:font-size="11pt" fo:letter-spacing="normal" officeooo:rsid="000b5a2b" style:letter-kerning="false" style:font-size-asian="11pt" style:font-size-complex="11pt"/>
    </style:style>
    <style:style style:name="T8" style:family="text">
      <style:text-properties fo:color="#000000" style:text-outline="false" fo:font-size="11pt" fo:letter-spacing="normal" officeooo:rsid="000b4782" style:letter-kerning="false" style:font-size-asian="11pt" style:font-size-complex="11pt"/>
    </style:style>
    <style:style style:name="T9" style:family="text">
      <style:text-properties officeooo:rsid="000d14a4"/>
    </style:style>
    <style:style style:name="T10" style:family="text">
      <style:text-properties officeooo:rsid="00123878"/>
    </style:style>
    <style:style style:name="T11" style:family="text">
      <style:text-properties officeooo:rsid="00129d48"/>
    </style:style>
    <style:style style:name="T12" style:family="text">
      <style:text-properties officeooo:rsid="0019b9e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ufgabe 2)</text:p>
      <text:p text:style-name="P38"/>
      <text:p text:style-name="P31"><text:span text:style-name="T1">KNF von der Webseite </text:span><text:span text:style-name="T4">(Hinweise: wegen Unsicherheit </text:span><text:span text:style-name="T5">steht am Ende die</text:span><text:span text:style-name="T4"> Conjucture)</text:span><text:span text:style-name="T1">:</text:span></text:p>
      <text:p text:style-name="P38"/>
      <text:p text:style-name="P39">{</text:p>
      <text:p text:style-name="P28"><text:span text:style-name="T2"><text:s/>{</text:span><text:span text:style-name="T1">~ in_house(Cat) | cat(Cat) </text:span><text:span text:style-name="T2">}, {</text:span><text:span text:style-name="T1">~ gazer(Gazer) | suitable_pet(Gazer)</text:span><text:span text:style-name="T2">},</text:span></text:p>
      <text:p text:style-name="P28"><text:span text:style-name="T1"><text:s/></text:span><text:span text:style-name="T2">{</text:span><text:span text:style-name="T1">~ detested(Detested) | avoided(Detested)</text:span><text:span text:style-name="T2">}, {</text:span><text:span text:style-name="T1">~ carnivore(Carnivore) | prowler(Carnivore)</text:span><text:span text:style-name="T2">},</text:span></text:p>
      <text:p text:style-name="P27"><text:span text:style-name="T2"><text:s/>{</text:span><text:span text:style-name="T1">~ cat(Cat) | mouse_killer(Cat)</text:span><text:span text:style-name="T2">}, {</text:span><text:span text:style-name="T1">~ takes_to_me(Taken_animal) <text:s/>| in_house(Taken_animal)</text:span><text:span text:style-name="T2">},</text:span></text:p>
      <text:p text:style-name="P27"><text:span text:style-name="T2"><text:s/>{</text:span><text:span text:style-name="T1">~ kangaroo(Kangaroo) | ~ suitable_pet(Kangaroo)</text:span><text:span text:style-name="T2">}, {</text:span><text:span text:style-name="T1">~ mouse_killer(Killer) | carnivore(Killer)</text:span><text:span text:style-name="T2">}</text:span></text:p>
      <text:p text:style-name="P27"><text:span text:style-name="T1"><text:s/></text:span><text:span text:style-name="T2">{</text:span><text:span text:style-name="T1">takes_to_me(Animal) | detested(Animal)</text:span><text:span text:style-name="T2">}, {</text:span><text:span text:style-name="T1">~ prowler(Prowler) | gazer(Prowler)</text:span><text:span text:style-name="T2">}</text:span></text:p>
      <text:p text:style-name="P28"><text:span text:style-name="T2"><text:s/>{</text:span><text:span text:style-name="T1">kangaroo(the_kangaroo)</text:span><text:span text:style-name="T2">}, {</text:span><text:span text:style-name="T6">~ avoided(the_kangaroo)}</text:span></text:p>
      <text:p text:style-name="P39">}</text:p>
      <text:p text:style-name="P39"/>
      <text:p text:style-name="P39">Vereinfachte Darstellung durch Substitution:</text:p>
      <text:p text:style-name="P39"/>
      <text:p text:style-name="P29"><text:span text:style-name="T3">Q</text:span><text:span text:style-name="T1"> = Cat</text:span></text:p>
      <text:p text:style-name="P29"><text:span text:style-name="T3">R</text:span><text:span text:style-name="T1"> = Gazer</text:span></text:p>
      <text:p text:style-name="P29"><text:span text:style-name="T3">S</text:span><text:span text:style-name="T1"> = Detested</text:span></text:p>
      <text:p text:style-name="P29"><text:span text:style-name="T3">T</text:span><text:span text:style-name="T1"> = Carnivore</text:span></text:p>
      <text:p text:style-name="P29"><text:span text:style-name="T3">U</text:span><text:span text:style-name="T1"> = Taken_animal</text:span></text:p>
      <text:p text:style-name="P29"><text:span text:style-name="T3">V</text:span><text:span text:style-name="T1"> = Kangaroo</text:span></text:p>
      <text:p text:style-name="P29"><text:span text:style-name="T3">W</text:span><text:span text:style-name="T1"> = Killer</text:span></text:p>
      <text:p text:style-name="P29"><text:span text:style-name="T3">X</text:span><text:span text:style-name="T1"> = Animal</text:span></text:p>
      <text:p text:style-name="P29"><text:span text:style-name="T3">Y</text:span><text:span text:style-name="T1"> = Prowler</text:span></text:p>
      <text:p text:style-name="P29"><text:span text:style-name="T3">Z</text:span><text:span text:style-name="T1"> = the_kangaroo</text:span></text:p>
      <text:p text:style-name="P39"/>
      <text:p text:style-name="P39">a(x) = <text:s/>in_house(x)</text:p>
      <text:p text:style-name="P39">b(x) = cat(x)</text:p>
      <text:p text:style-name="P39">c(x) = gazer(x)</text:p>
      <text:p text:style-name="P30"><text:span text:style-name="T1">d</text:span><text:span text:style-name="T2">(x) = suitable_pet(x)</text:span></text:p>
      <text:p text:style-name="P30"><text:span text:style-name="T1">e</text:span><text:span text:style-name="T2">(x) = detested(x)</text:span></text:p>
      <text:p text:style-name="P30"><text:span text:style-name="T1">f</text:span><text:span text:style-name="T2">(x) = avoided(x)</text:span></text:p>
      <text:p text:style-name="P30"><text:span text:style-name="T1">g</text:span><text:span text:style-name="T2">(x) = carnivore(x)</text:span></text:p>
      <text:p text:style-name="P30"><text:span text:style-name="T1">h</text:span><text:span text:style-name="T2">(x) = prowler(x)</text:span></text:p>
      <text:p text:style-name="P30"><text:span text:style-name="T1">i</text:span><text:span text:style-name="T2">(x) = mouse_killer(x)</text:span></text:p>
      <text:p text:style-name="P30"><text:span text:style-name="T1">j</text:span><text:span text:style-name="T2">(x) = takes_to_me(x)</text:span></text:p>
      <text:p text:style-name="P30"><text:span text:style-name="T1">k</text:span><text:span text:style-name="T2">(x) = kangaroo(x)</text:span></text:p>
      <text:p text:style-name="P40"/>
      <text:p text:style-name="P30"><text:span text:style-name="T2">N</text:span><text:span text:style-name="T1">un folgt die vereinfachte KNF Darstellung:</text:span></text:p>
      <text:p text:style-name="P11"/>
      <text:p text:style-name="P1"><draw:frame draw:style-name="fr1" draw:name="Object2" text:anchor-type="as-char" svg:y="-0.386cm" svg:width="15.917cm" svg:height="0.508cm" draw:z-index="0"><draw:object xlink:href="./Object 2" xlink:type="simple" xlink:show="embed" xlink:actuate="onLoad"/><draw:image xlink:href="./ObjectReplacements/Object 2" xlink:type="simple" xlink:show="embed" xlink:actuate="onLoad"/><svg:desc>formula</svg:desc></draw:frame></text:p>
      <text:p text:style-name="P1"><draw:frame draw:style-name="fr1" draw:name="Object3" text:anchor-type="as-char" svg:y="-0.386cm" svg:width="15.984cm" svg:height="0.508cm" draw:z-index="1"><draw:object xlink:href="./Object 3" xlink:type="simple" xlink:show="embed" xlink:actuate="onLoad"/><draw:image xlink:href="./ObjectReplacements/Object 3" xlink:type="simple" xlink:show="embed" xlink:actuate="onLoad"/><svg:desc>formula</svg:desc></draw:frame></text:p>
      <text:p text:style-name="P1"><draw:frame draw:style-name="fr1" draw:name="Object4" text:anchor-type="as-char" svg:y="-0.386cm" svg:width="3.611cm" svg:height="0.508cm" draw:z-index="2"><draw:object xlink:href="./Object 4" xlink:type="simple" xlink:show="embed" xlink:actuate="onLoad"/><draw:image xlink:href="./ObjectReplacements/Object 4" xlink:type="simple" xlink:show="embed" xlink:actuate="onLoad"/><svg:desc>formula</svg:desc></draw:frame></text:p>
      <text:p text:style-name="P1"/>
      <text:p text:style-name="P7"><text:span text:style-name="T9">Da nun in der Email von Herrn Ulbrich aber steht, man solle alle Variablen durch „</text:span><text:span text:style-name="T7">Z</text:span><text:span text:style-name="T8"> = the_kangaroo</text:span><text:span text:style-name="T9">“ ersetzen, bekommen wir nun die folgende KNF:</text:span></text:p>
      <text:p text:style-name="P7"/>
      <text:p text:style-name="P7"><draw:frame draw:style-name="fr1" draw:name="Object6" text:anchor-type="as-char" svg:y="-0.386cm" svg:width="15.596cm" svg:height="0.508cm" draw:z-index="4"><draw:object xlink:href="./Object 6" xlink:type="simple" xlink:show="embed" xlink:actuate="onLoad"/><draw:image xlink:href="./ObjectReplacements/Object 6" xlink:type="simple" xlink:show="embed" xlink:actuate="onLoad"/><svg:desc>formula</svg:desc></draw:frame></text:p>
      <text:p text:style-name="P7"><draw:frame draw:style-name="fr1" draw:name="Object7" text:anchor-type="as-char" svg:y="-0.386cm" svg:width="15.351cm" svg:height="0.508cm" draw:z-index="5"><draw:object xlink:href="./Object 7" xlink:type="simple" xlink:show="embed" xlink:actuate="onLoad"/><draw:image xlink:href="./ObjectReplacements/Object 7" xlink:type="simple" xlink:show="embed" xlink:actuate="onLoad"/><svg:desc>formula</svg:desc></draw:frame></text:p>
      <text:p text:style-name="P7"><draw:frame draw:style-name="fr1" draw:name="Object5" text:anchor-type="as-char" svg:y="-0.386cm" svg:width="3.611cm" svg:height="0.508cm" draw:z-index="3"><draw:object xlink:href="./Object 5" xlink:type="simple" xlink:show="embed" xlink:actuate="onLoad"/><draw:image xlink:href="./ObjectReplacements/Object 5" xlink:type="simple" xlink:show="embed" xlink:actuate="onLoad"/><svg:desc>formula</svg:desc></draw:frame></text:p>
      <text:p text:style-name="P7"/>
      <text:p text:style-name="P2">Theoretisch können wir auch alle Variablen weglassen um eine bessere Lesbarkeit zu erreichen.</text:p>
      <text:p text:style-name="P7"/>
      <text:p text:style-name="P7"><text:soft-page-break/></text:p>
      <text:p text:style-name="P8"><draw:frame draw:style-name="fr1" draw:name="Object9" text:anchor-type="as-char" svg:y="-0.377cm" svg:width="16.805cm" svg:height="0.469cm" draw:z-index="7"><draw:object xlink:href="./Object 9" xlink:type="simple" xlink:show="embed" xlink:actuate="onLoad"/><draw:image xlink:href="./ObjectReplacements/Object 9" xlink:type="simple" xlink:show="embed" xlink:actuate="onLoad"/><svg:desc>formula</svg:desc></draw:frame></text:p>
      <text:p text:style-name="P3"><text:s/><draw:frame draw:style-name="fr1" draw:name="Object8" text:anchor-type="as-char" svg:y="-0.377cm" svg:width="4.344cm" svg:height="0.469cm" draw:z-index="6"><draw:object xlink:href="./Object 8" xlink:type="simple" xlink:show="embed" xlink:actuate="onLoad"/><draw:image xlink:href="./ObjectReplacements/Object 8" xlink:type="simple" xlink:show="embed" xlink:actuate="onLoad"/><svg:desc>formula</svg:desc></draw:frame></text:p>
      <text:p text:style-name="P3"/>
      <text:p text:style-name="P9">Nun ist die Anwendung des DPLL Algorithmus wesentlich einfacher.</text:p>
      <text:p text:style-name="P9"/>
      <text:p text:style-name="P12">Unit-Klausel vorhanden? Ja: <draw:frame draw:style-name="fr1" draw:name="Object1" text:anchor-type="as-char" svg:y="-0.377cm" svg:width="0.915cm" svg:height="0.469cm" draw:z-index="8"><draw:object xlink:href="./Object 1" xlink:type="simple" xlink:show="embed" xlink:actuate="onLoad"/><draw:image xlink:href="./ObjectReplacements/Object 1" xlink:type="simple" xlink:show="embed" xlink:actuate="onLoad"/><svg:desc>formula</svg:desc></draw:frame></text:p>
      <text:p text:style-name="P12"/>
      <text:p text:style-name="P35"><text:span text:style-name="T10">1</text:span>. Unit-Subsumption <text:span text:style-name="T10">(Lösche Klauseln, in denen die Unit-Klausel vorkommt):</text:span></text:p>
      <text:p text:style-name="P14"/>
      <text:p text:style-name="P14"><draw:frame draw:style-name="fr1" draw:name="Object12" text:anchor-type="as-char" svg:y="-0.377cm" svg:width="16.805cm" svg:height="0.469cm" draw:z-index="10"><draw:object xlink:href="./Object 12" xlink:type="simple" xlink:show="embed" xlink:actuate="onLoad"/><draw:image xlink:href="./ObjectReplacements/Object 12" xlink:type="simple" xlink:show="embed" xlink:actuate="onLoad"/><svg:desc>formula</svg:desc></draw:frame></text:p>
      <text:p text:style-name="P4"><text:s/><draw:frame draw:style-name="fr1" draw:name="Object11" text:anchor-type="as-char" svg:y="-0.377cm" svg:width="3.327cm" svg:height="0.469cm" draw:z-index="9"><draw:object xlink:href="./Object 11" xlink:type="simple" xlink:show="embed" xlink:actuate="onLoad"/><draw:image xlink:href="./ObjectReplacements/Object 11" xlink:type="simple" xlink:show="embed" xlink:actuate="onLoad"/><svg:desc>formula</svg:desc></draw:frame></text:p>
      <text:p text:style-name="P4"/>
      <text:p text:style-name="P43">2. Unit-Resolution (Lösche ~ Unit-Klausel aus allen Klauseln):</text:p>
      <text:p text:style-name="P14"/>
      <text:p text:style-name="P15"><draw:frame draw:style-name="fr1" draw:name="Object13" text:anchor-type="as-char" svg:y="-0.377cm" svg:width="15.954cm" svg:height="0.469cm" draw:z-index="12"><draw:object xlink:href="./Object 13" xlink:type="simple" xlink:show="embed" xlink:actuate="onLoad"/><draw:image xlink:href="./ObjectReplacements/Object 13" xlink:type="simple" xlink:show="embed" xlink:actuate="onLoad"/><svg:desc>formula</svg:desc></draw:frame></text:p>
      <text:p text:style-name="P5"><text:s/><draw:frame draw:style-name="fr1" draw:name="Object10" text:anchor-type="as-char" svg:y="-0.377cm" svg:width="3.327cm" svg:height="0.469cm" draw:z-index="11"><draw:object xlink:href="./Object 10" xlink:type="simple" xlink:show="embed" xlink:actuate="onLoad"/><draw:image xlink:href="./ObjectReplacements/Object 10" xlink:type="simple" xlink:show="embed" xlink:actuate="onLoad"/><svg:desc>formula</svg:desc></draw:frame></text:p>
      <text:p text:style-name="P33"/>
      <text:p text:style-name="P9"><text:span text:style-name="T11">3. Unit-Klause vorhanden? Ja: </text:span><text:span text:style-name="T11"><draw:frame draw:style-name="fr1" draw:name="Object14" text:anchor-type="as-char" svg:y="-0.377cm" svg:width="1.166cm" svg:height="0.469cm" draw:z-index="13"><draw:object xlink:href="./Object 14" xlink:type="simple" xlink:show="embed" xlink:actuate="onLoad"/><draw:image xlink:href="./ObjectReplacements/Object 14" xlink:type="simple" xlink:show="embed" xlink:actuate="onLoad"/><svg:desc>formula</svg:desc></draw:frame></text:span></text:p>
      <text:p text:style-name="P16">4. Unit-Subsumption:</text:p>
      <text:p text:style-name="P15"/>
      <text:p text:style-name="P15"><draw:frame draw:style-name="fr1" draw:name="Object16" text:anchor-type="as-char" svg:y="-0.377cm" svg:width="15.954cm" svg:height="0.469cm" draw:z-index="15"><draw:object xlink:href="./Object 16" xlink:type="simple" xlink:show="embed" xlink:actuate="onLoad"/><draw:image xlink:href="./ObjectReplacements/Object 16" xlink:type="simple" xlink:show="embed" xlink:actuate="onLoad"/><svg:desc>formula</svg:desc></draw:frame></text:p>
      <text:p text:style-name="P5"><text:s/><draw:frame draw:style-name="fr1" draw:name="Object15" text:anchor-type="as-char" svg:y="-0.377cm" svg:width="2.058cm" svg:height="0.469cm" draw:z-index="14"><draw:object xlink:href="./Object 15" xlink:type="simple" xlink:show="embed" xlink:actuate="onLoad"/><draw:image xlink:href="./ObjectReplacements/Object 15" xlink:type="simple" xlink:show="embed" xlink:actuate="onLoad"/><svg:desc>formula</svg:desc></draw:frame></text:p>
      <text:p text:style-name="P5"/>
      <text:p text:style-name="P16">5. Unit-Resolution:</text:p>
      <text:p text:style-name="P15"/>
      <text:p text:style-name="P15"><draw:frame draw:style-name="fr1" draw:name="Object18" text:anchor-type="as-char" svg:y="-0.377cm" svg:width="17.298cm" svg:height="0.469cm" draw:z-index="16"><draw:object xlink:href="./Object 18" xlink:type="simple" xlink:show="embed" xlink:actuate="onLoad"/><draw:image xlink:href="./ObjectReplacements/Object 18" xlink:type="simple" xlink:show="embed" xlink:actuate="onLoad"/><svg:desc>formula</svg:desc></draw:frame></text:p>
      <text:p text:style-name="P5"><text:s/></text:p>
      <text:p text:style-name="P16">6. Unit-Klausel vorhanden? Ja: <draw:frame draw:style-name="fr1" draw:name="Object17" text:anchor-type="as-char" svg:y="-0.377cm" svg:width="1.169cm" svg:height="0.469cm" draw:z-index="17"><draw:object xlink:href="./Object 17" xlink:type="simple" xlink:show="embed" xlink:actuate="onLoad"/><draw:image xlink:href="./ObjectReplacements/Object 17" xlink:type="simple" xlink:show="embed" xlink:actuate="onLoad"/><svg:desc>formula</svg:desc></draw:frame></text:p>
      <text:p text:style-name="P16">7. Unit-Subsumption:</text:p>
      <text:p text:style-name="P16"/>
      <text:p text:style-name="P16"><draw:frame draw:style-name="fr1" draw:name="Object19" text:anchor-type="as-char" svg:y="-0.377cm" svg:width="16.027cm" svg:height="0.469cm" draw:z-index="18"><draw:object xlink:href="./Object 19" xlink:type="simple" xlink:show="embed" xlink:actuate="onLoad"/><draw:image xlink:href="./ObjectReplacements/Object 19" xlink:type="simple" xlink:show="embed" xlink:actuate="onLoad"/><svg:desc>formula</svg:desc></draw:frame></text:p>
      <text:p text:style-name="P16"/>
      <text:p text:style-name="P16">8. Unit-Resolution:</text:p>
      <text:p text:style-name="P16"/>
      <text:p text:style-name="P9"><draw:frame draw:style-name="fr1" draw:name="Object20" text:anchor-type="as-char" svg:y="-0.377cm" svg:width="15.466cm" svg:height="0.469cm" draw:z-index="19"><draw:object xlink:href="./Object 20" xlink:type="simple" xlink:show="embed" xlink:actuate="onLoad"/><draw:image xlink:href="./ObjectReplacements/Object 20" xlink:type="simple" xlink:show="embed" xlink:actuate="onLoad"/><svg:desc>formula</svg:desc></draw:frame></text:p>
      <text:p text:style-name="P9"/>
      <text:p text:style-name="P16">9. Unit-Klausel vorhanden? Ja: <draw:frame draw:style-name="fr1" draw:name="Object22" text:anchor-type="as-char" svg:y="-0.377cm" svg:width="0.885cm" svg:height="0.469cm" draw:z-index="21"><draw:object xlink:href="./Object 22" xlink:type="simple" xlink:show="embed" xlink:actuate="onLoad"/><draw:image xlink:href="./ObjectReplacements/Object 22" xlink:type="simple" xlink:show="embed" xlink:actuate="onLoad"/><svg:desc>formula</svg:desc></draw:frame></text:p>
      <text:p text:style-name="P16">10. Unit-Subsumption:</text:p>
      <text:p text:style-name="P16"/>
      <text:p text:style-name="P16"><draw:frame draw:style-name="fr1" draw:name="Object21" text:anchor-type="as-char" svg:y="-0.377cm" svg:width="14.478cm" svg:height="0.469cm" draw:z-index="20"><draw:object xlink:href="./Object 21" xlink:type="simple" xlink:show="embed" xlink:actuate="onLoad"/><draw:image xlink:href="./ObjectReplacements/Object 21" xlink:type="simple" xlink:show="embed" xlink:actuate="onLoad"/><svg:desc>formula</svg:desc></draw:frame></text:p>
      <text:p text:style-name="P16"/>
      <text:p text:style-name="P18">11. Unit-Resolution:</text:p>
      <text:p text:style-name="P18"/>
      <text:p text:style-name="P18"><draw:frame draw:style-name="fr1" draw:name="Object23" text:anchor-type="as-char" svg:y="-0.377cm" svg:width="13.66cm" svg:height="0.469cm" draw:z-index="22"><draw:object xlink:href="./Object 23" xlink:type="simple" xlink:show="embed" xlink:actuate="onLoad"/><draw:image xlink:href="./ObjectReplacements/Object 23" xlink:type="simple" xlink:show="embed" xlink:actuate="onLoad"/><svg:desc>formula</svg:desc></draw:frame></text:p>
      <text:p text:style-name="P18"/>
      <text:p text:style-name="P18">12. Unit-Klausel vorhanden? Ja: <draw:frame draw:style-name="fr1" draw:name="Object24" text:anchor-type="as-char" svg:y="-0.377cm" svg:width="0.915cm" svg:height="0.469cm" draw:z-index="23"><draw:object xlink:href="./Object 24" xlink:type="simple" xlink:show="embed" xlink:actuate="onLoad"/><draw:image xlink:href="./ObjectReplacements/Object 24" xlink:type="simple" xlink:show="embed" xlink:actuate="onLoad"/><svg:desc>formula</svg:desc></draw:frame></text:p>
      <text:p text:style-name="P18">13. Unit-Subsumption:</text:p>
      <text:p text:style-name="P18"/>
      <text:p text:style-name="P18"><draw:frame draw:style-name="fr1" draw:name="Object25" text:anchor-type="as-char" svg:y="-0.377cm" svg:width="12.642cm" svg:height="0.469cm" draw:z-index="24"><draw:object xlink:href="./Object 25" xlink:type="simple" xlink:show="embed" xlink:actuate="onLoad"/><draw:image xlink:href="./ObjectReplacements/Object 25" xlink:type="simple" xlink:show="embed" xlink:actuate="onLoad"/><svg:desc>formula</svg:desc></draw:frame></text:p>
      <text:p text:style-name="P18"/>
      <text:p text:style-name="P18"><text:soft-page-break/>14. Unit-Resolution:</text:p>
      <text:p text:style-name="P18"/>
      <text:p text:style-name="P18"><draw:frame draw:style-name="fr1" draw:name="Object26" text:anchor-type="as-char" svg:y="-0.377cm" svg:width="11.792cm" svg:height="0.469cm" draw:z-index="25"><draw:object xlink:href="./Object 26" xlink:type="simple" xlink:show="embed" xlink:actuate="onLoad"/><draw:image xlink:href="./ObjectReplacements/Object 26" xlink:type="simple" xlink:show="embed" xlink:actuate="onLoad"/><svg:desc>formula</svg:desc></draw:frame></text:p>
      <text:p text:style-name="P18"/>
      <text:p text:style-name="P18">15. Unit-Klausel vorhanden? Ja: <draw:frame draw:style-name="fr1" draw:name="Object27" text:anchor-type="as-char" svg:y="-0.377cm" svg:width="0.915cm" svg:height="0.469cm" draw:z-index="26"><draw:object xlink:href="./Object 27" xlink:type="simple" xlink:show="embed" xlink:actuate="onLoad"/><draw:image xlink:href="./ObjectReplacements/Object 27" xlink:type="simple" xlink:show="embed" xlink:actuate="onLoad"/><svg:desc>formula</svg:desc></draw:frame></text:p>
      <text:p text:style-name="P18">16. Unit-Subsumption:</text:p>
      <text:p text:style-name="P18"/>
      <text:p text:style-name="P18"><draw:frame draw:style-name="fr1" draw:name="Object28" text:anchor-type="as-char" svg:y="-0.377cm" svg:width="10.774cm" svg:height="0.469cm" draw:z-index="27"><draw:object xlink:href="./Object 28" xlink:type="simple" xlink:show="embed" xlink:actuate="onLoad"/><draw:image xlink:href="./ObjectReplacements/Object 28" xlink:type="simple" xlink:show="embed" xlink:actuate="onLoad"/><svg:desc>formula</svg:desc></draw:frame></text:p>
      <text:p text:style-name="P18"/>
      <text:p text:style-name="P18">17. Unit-Resolution:</text:p>
      <text:p text:style-name="P18"/>
      <text:p text:style-name="P18"><draw:frame draw:style-name="fr1" draw:name="Object29" text:anchor-type="as-char" svg:y="-0.377cm" svg:width="9.924cm" svg:height="0.469cm" draw:z-index="28"><draw:object xlink:href="./Object 29" xlink:type="simple" xlink:show="embed" xlink:actuate="onLoad"/><draw:image xlink:href="./ObjectReplacements/Object 29" xlink:type="simple" xlink:show="embed" xlink:actuate="onLoad"/><svg:desc>formula</svg:desc></draw:frame></text:p>
      <text:p text:style-name="P9"/>
      <text:p text:style-name="P18">18. Unit-Klausel vorhanden? Ja: <draw:frame draw:style-name="fr1" draw:name="Object30" text:anchor-type="as-char" svg:y="-0.377cm" svg:width="0.817cm" svg:height="0.469cm" draw:z-index="29"><draw:object xlink:href="./Object 30" xlink:type="simple" xlink:show="embed" xlink:actuate="onLoad"/><draw:image xlink:href="./ObjectReplacements/Object 30" xlink:type="simple" xlink:show="embed" xlink:actuate="onLoad"/><svg:desc>formula</svg:desc></draw:frame></text:p>
      <text:p text:style-name="P20">19. Unit-Subsumption:</text:p>
      <text:p text:style-name="P18"/>
      <text:p text:style-name="P18"><draw:frame draw:style-name="fr1" draw:name="Object31" text:anchor-type="as-char" svg:y="-0.377cm" svg:width="9.003cm" svg:height="0.469cm" draw:z-index="30"><draw:object xlink:href="./Object 31" xlink:type="simple" xlink:show="embed" xlink:actuate="onLoad"/><draw:image xlink:href="./ObjectReplacements/Object 31" xlink:type="simple" xlink:show="embed" xlink:actuate="onLoad"/><svg:desc>formula</svg:desc></draw:frame></text:p>
      <text:p text:style-name="P18"/>
      <text:p text:style-name="P20">20. Unit-Resolution:</text:p>
      <text:p text:style-name="P20"/>
      <text:p text:style-name="P20"><draw:frame draw:style-name="fr1" draw:name="Object32" text:anchor-type="as-char" svg:y="-0.377cm" svg:width="8.251cm" svg:height="0.469cm" draw:z-index="31"><draw:object xlink:href="./Object 32" xlink:type="simple" xlink:show="embed" xlink:actuate="onLoad"/><draw:image xlink:href="./ObjectReplacements/Object 32" xlink:type="simple" xlink:show="embed" xlink:actuate="onLoad"/><svg:desc>formula</svg:desc></draw:frame></text:p>
      <text:p text:style-name="P20"/>
      <text:p text:style-name="P20">21. Unit-Klausel vorhanden? Ja:<draw:frame draw:style-name="fr1" draw:name="Object33" text:anchor-type="as-char" svg:y="-0.377cm" svg:width="1.205cm" svg:height="0.469cm" draw:z-index="32"><draw:object xlink:href="./Object 33" xlink:type="simple" xlink:show="embed" xlink:actuate="onLoad"/><draw:image xlink:href="./ObjectReplacements/Object 33" xlink:type="simple" xlink:show="embed" xlink:actuate="onLoad"/><svg:desc>formula</svg:desc></draw:frame></text:p>
      <text:p text:style-name="P20">22. Unit-Subsumption:</text:p>
      <text:p text:style-name="P20"/>
      <text:p text:style-name="P20"><draw:frame draw:style-name="fr1" draw:name="Object34" text:anchor-type="as-char" svg:y="-0.377cm" svg:width="6.944cm" svg:height="0.469cm" draw:z-index="33"><draw:object xlink:href="./Object 34" xlink:type="simple" xlink:show="embed" xlink:actuate="onLoad"/><draw:image xlink:href="./ObjectReplacements/Object 34" xlink:type="simple" xlink:show="embed" xlink:actuate="onLoad"/><svg:desc>formula</svg:desc></draw:frame></text:p>
      <text:p text:style-name="P20"/>
      <text:p text:style-name="P20">23. Unit-Resolution:</text:p>
      <text:p text:style-name="P20"/>
      <text:p text:style-name="P20"><draw:frame draw:style-name="fr1" draw:name="Object35" text:anchor-type="as-char" svg:y="-0.377cm" svg:width="6.348cm" svg:height="0.469cm" draw:z-index="34"><draw:object xlink:href="./Object 35" xlink:type="simple" xlink:show="embed" xlink:actuate="onLoad"/><draw:image xlink:href="./ObjectReplacements/Object 35" xlink:type="simple" xlink:show="embed" xlink:actuate="onLoad"/><svg:desc>formula</svg:desc></draw:frame></text:p>
      <text:p text:style-name="P20"/>
      <text:p text:style-name="P20">24. Unit-Klausel vorhanden? Ja: <draw:frame draw:style-name="fr1" draw:name="Object36" text:anchor-type="as-char" svg:y="-0.377cm" svg:width="1.175cm" svg:height="0.469cm" draw:z-index="35"><draw:object xlink:href="./Object 36" xlink:type="simple" xlink:show="embed" xlink:actuate="onLoad"/><draw:image xlink:href="./ObjectReplacements/Object 36" xlink:type="simple" xlink:show="embed" xlink:actuate="onLoad"/><svg:desc>formula</svg:desc></draw:frame></text:p>
      <text:p text:style-name="P20">25. Unit-Subsumption:</text:p>
      <text:p text:style-name="P20"/>
      <text:p text:style-name="P20"><draw:frame draw:style-name="fr1" draw:name="Object37" text:anchor-type="as-char" svg:y="-0.377cm" svg:width="5.071cm" svg:height="0.469cm" draw:z-index="36"><draw:object xlink:href="./Object 37" xlink:type="simple" xlink:show="embed" xlink:actuate="onLoad"/><draw:image xlink:href="./ObjectReplacements/Object 37" xlink:type="simple" xlink:show="embed" xlink:actuate="onLoad"/><svg:desc>formula</svg:desc></draw:frame></text:p>
      <text:p text:style-name="P20"/>
      <text:p text:style-name="P20">26. Unit-Resolution:</text:p>
      <text:p text:style-name="P20"/>
      <text:p text:style-name="P20"><draw:frame draw:style-name="fr1" draw:name="Object38" text:anchor-type="as-char" svg:y="-0.377cm" svg:width="4.507cm" svg:height="0.469cm" draw:z-index="37"><draw:object xlink:href="./Object 38" xlink:type="simple" xlink:show="embed" xlink:actuate="onLoad"/><draw:image xlink:href="./ObjectReplacements/Object 38" xlink:type="simple" xlink:show="embed" xlink:actuate="onLoad"/><svg:desc>formula</svg:desc></draw:frame></text:p>
      <text:p text:style-name="P20"/>
      <text:p text:style-name="P20">27. Unit-Klausel vorhanden? Ja: <draw:frame draw:style-name="fr1" draw:name="Object39" text:anchor-type="as-char" svg:y="-0.377cm" svg:width="0.931cm" svg:height="0.469cm" draw:z-index="38"><draw:object xlink:href="./Object 39" xlink:type="simple" xlink:show="embed" xlink:actuate="onLoad"/><draw:image xlink:href="./ObjectReplacements/Object 39" xlink:type="simple" xlink:show="embed" xlink:actuate="onLoad"/><svg:desc>formula</svg:desc></draw:frame></text:p>
      <text:p text:style-name="P20">28. Unit-Subsumption:</text:p>
      <text:p text:style-name="P20"/>
      <text:p text:style-name="P20"><draw:frame draw:style-name="fr1" draw:name="Object40" text:anchor-type="as-char" svg:y="-0.377cm" svg:width="3.471cm" svg:height="0.469cm" draw:z-index="39"><draw:object xlink:href="./Object 40" xlink:type="simple" xlink:show="embed" xlink:actuate="onLoad"/><draw:image xlink:href="./ObjectReplacements/Object 40" xlink:type="simple" xlink:show="embed" xlink:actuate="onLoad"/><svg:desc>formula</svg:desc></draw:frame></text:p>
      <text:p text:style-name="P20"/>
      <text:p text:style-name="P22">29. Unit-Resolution:</text:p>
      <text:p text:style-name="P22"/>
      <text:p text:style-name="P22"><draw:frame draw:style-name="fr1" draw:name="Object41" text:anchor-type="as-char" svg:y="-0.377cm" svg:width="2.605cm" svg:height="0.469cm" draw:z-index="40"><draw:object xlink:href="./Object 41" xlink:type="simple" xlink:show="embed" xlink:actuate="onLoad"/><draw:image xlink:href="./ObjectReplacements/Object 41" xlink:type="simple" xlink:show="embed" xlink:actuate="onLoad"/><svg:desc>formula</svg:desc></draw:frame></text:p>
      <text:p text:style-name="P22"/>
      <text:p text:style-name="P22">30. Unit-Klausel vorhanden? Ja: <draw:frame draw:style-name="fr1" draw:name="Object42" text:anchor-type="as-char" svg:y="-0.377cm" svg:width="0.912cm" svg:height="0.469cm" draw:z-index="41"><draw:object xlink:href="./Object 42" xlink:type="simple" xlink:show="embed" xlink:actuate="onLoad"/><draw:image xlink:href="./ObjectReplacements/Object 42" xlink:type="simple" xlink:show="embed" xlink:actuate="onLoad"/><svg:desc>formula</svg:desc></draw:frame></text:p>
      <text:p text:style-name="P22">31. Unit-Subsumption:</text:p>
      <text:p text:style-name="P22"><text:soft-page-break/><draw:frame draw:style-name="fr1" draw:name="Object43" text:anchor-type="as-char" svg:y="-0.377cm" svg:width="1.589cm" svg:height="0.469cm" draw:z-index="42"><draw:object xlink:href="./Object 43" xlink:type="simple" xlink:show="embed" xlink:actuate="onLoad"/><draw:image xlink:href="./ObjectReplacements/Object 43" xlink:type="simple" xlink:show="embed" xlink:actuate="onLoad"/><svg:desc>formula</svg:desc></draw:frame></text:p>
      <text:p text:style-name="P22"/>
      <text:p text:style-name="P22">32. Unit-Resolution:</text:p>
      <text:p text:style-name="P22"><draw:frame draw:style-name="fr1" draw:name="Object44" text:anchor-type="as-char" svg:y="-0.377cm" svg:width="1.118cm" svg:height="0.469cm" draw:z-index="43"><draw:object xlink:href="./Object 44" xlink:type="simple" xlink:show="embed" xlink:actuate="onLoad"/><draw:image xlink:href="./ObjectReplacements/Object 44" xlink:type="simple" xlink:show="embed" xlink:actuate="onLoad"/><svg:desc>formula</svg:desc></draw:frame></text:p>
      <text:p text:style-name="P32"/>
      <text:p text:style-name="P41">Damit ist die Ausgangs-KNF nicht erfüllbar. Hier ist aber anzumerken, dass aus Unsicherheit auch die Conjuncture mit in die KNF einbezogen <text:span text:style-name="T12">wurde</text:span>. Als nächstes folgt der DPLL Algorithmus angewandt auf die <text:span text:style-name="T12">KNF</text:span> ohne <text:span text:style-name="T12">der</text:span> Conjuncture.</text:p>
      <text:p text:style-name="P25"/>
      <text:p text:style-name="P25"><draw:frame draw:style-name="fr1" draw:name="Object46" text:anchor-type="as-char" svg:y="-0.377cm" svg:width="16.805cm" svg:height="0.469cm" draw:z-index="44"><draw:object xlink:href="./Object 46" xlink:type="simple" xlink:show="embed" xlink:actuate="onLoad"/><draw:image xlink:href="./ObjectReplacements/Object 46" xlink:type="simple" xlink:show="embed" xlink:actuate="onLoad"/><svg:desc>formula</svg:desc></draw:frame></text:p>
      <text:p text:style-name="P6"><text:s/><draw:frame draw:style-name="fr1" draw:name="Object47" text:anchor-type="as-char" svg:y="-0.377cm" svg:width="3.076cm" svg:height="0.469cm" draw:z-index="45"><draw:object xlink:href="./Object 47" xlink:type="simple" xlink:show="embed" xlink:actuate="onLoad"/><draw:image xlink:href="./ObjectReplacements/Object 47" xlink:type="simple" xlink:show="embed" xlink:actuate="onLoad"/><svg:desc>formula</svg:desc></draw:frame></text:p>
      <text:p text:style-name="P10"/>
      <text:p text:style-name="P13">Unit-Klausel vorhanden? Ja: <draw:frame draw:style-name="fr1" draw:name="Object48" text:anchor-type="as-char" svg:y="-0.377cm" svg:width="0.915cm" svg:height="0.469cm" draw:z-index="46"><draw:object xlink:href="./Object 48" xlink:type="simple" xlink:show="embed" xlink:actuate="onLoad"/><draw:image xlink:href="./ObjectReplacements/Object 48" xlink:type="simple" xlink:show="embed" xlink:actuate="onLoad"/><svg:desc>formula</svg:desc></draw:frame></text:p>
      <text:p text:style-name="P13"/>
      <text:p text:style-name="P36"><text:span text:style-name="T10">1</text:span>. Unit-Subsumption <text:span text:style-name="T10">(Lösche Klauseln, in denen die Unit-Klausel vorkommt):</text:span></text:p>
      <text:p text:style-name="P25"/>
      <text:p text:style-name="P25"><draw:frame draw:style-name="fr1" draw:name="Object49" text:anchor-type="as-char" svg:y="-0.377cm" svg:width="16.805cm" svg:height="0.469cm" draw:z-index="47"><draw:object xlink:href="./Object 49" xlink:type="simple" xlink:show="embed" xlink:actuate="onLoad"/><draw:image xlink:href="./ObjectReplacements/Object 49" xlink:type="simple" xlink:show="embed" xlink:actuate="onLoad"/><svg:desc>formula</svg:desc></draw:frame></text:p>
      <text:p text:style-name="P6"><text:s/><draw:frame draw:style-name="fr1" draw:name="Object50" text:anchor-type="as-char" svg:y="-0.377cm" svg:width="2.058cm" svg:height="0.469cm" draw:z-index="48"><draw:object xlink:href="./Object 50" xlink:type="simple" xlink:show="embed" xlink:actuate="onLoad"/><draw:image xlink:href="./ObjectReplacements/Object 50" xlink:type="simple" xlink:show="embed" xlink:actuate="onLoad"/><svg:desc>formula</svg:desc></draw:frame></text:p>
      <text:p text:style-name="P6"/>
      <text:p text:style-name="P44">2. Unit-Resolution (Lösche ~ Unit-Klausel aus allen Klauseln):</text:p>
      <text:p text:style-name="P25"/>
      <text:p text:style-name="P25"><draw:frame draw:style-name="fr1" draw:name="Object51" text:anchor-type="as-char" svg:y="-0.377cm" svg:width="15.954cm" svg:height="0.469cm" draw:z-index="49"><draw:object xlink:href="./Object 51" xlink:type="simple" xlink:show="embed" xlink:actuate="onLoad"/><draw:image xlink:href="./ObjectReplacements/Object 51" xlink:type="simple" xlink:show="embed" xlink:actuate="onLoad"/><svg:desc>formula</svg:desc></draw:frame></text:p>
      <text:p text:style-name="P6"><text:s/><draw:frame draw:style-name="fr1" draw:name="Object52" text:anchor-type="as-char" svg:y="-0.377cm" svg:width="2.058cm" svg:height="0.469cm" draw:z-index="50"><draw:object xlink:href="./Object 52" xlink:type="simple" xlink:show="embed" xlink:actuate="onLoad"/><draw:image xlink:href="./ObjectReplacements/Object 52" xlink:type="simple" xlink:show="embed" xlink:actuate="onLoad"/><svg:desc>formula</svg:desc></draw:frame></text:p>
      <text:p text:style-name="P34"/>
      <text:p text:style-name="P10"><text:span text:style-name="T11">3. Unit-Klause vorhanden? Ja: </text:span><text:span text:style-name="T11"><draw:frame draw:style-name="fr1" draw:name="Object53" text:anchor-type="as-char" svg:y="-0.377cm" svg:width="1.205cm" svg:height="0.469cm" draw:z-index="51"><draw:object xlink:href="./Object 53" xlink:type="simple" xlink:show="embed" xlink:actuate="onLoad"/><draw:image xlink:href="./ObjectReplacements/Object 53" xlink:type="simple" xlink:show="embed" xlink:actuate="onLoad"/><svg:desc>formula</svg:desc></draw:frame></text:span></text:p>
      <text:p text:style-name="P17">4. Unit-Subsumption:</text:p>
      <text:p text:style-name="P25"/>
      <text:p text:style-name="P25"><draw:frame draw:style-name="fr1" draw:name="Object54" text:anchor-type="as-char" svg:y="-0.377cm" svg:width="16.547cm" svg:height="0.469cm" draw:z-index="61"><draw:object xlink:href="./Object 54" xlink:type="simple" xlink:show="embed" xlink:actuate="onLoad"/><draw:image xlink:href="./ObjectReplacements/Object 54" xlink:type="simple" xlink:show="embed" xlink:actuate="onLoad"/><svg:desc>formula</svg:desc></draw:frame></text:p>
      <text:p text:style-name="P6"/>
      <text:p text:style-name="P17">5. Unit-Resolution:</text:p>
      <text:p text:style-name="P17"/>
      <text:p text:style-name="P17"><draw:frame draw:style-name="fr1" draw:name="Object45" text:anchor-type="as-char" svg:y="-0.377cm" svg:width="15.953cm" svg:height="0.469cm" draw:z-index="62"><draw:object xlink:href="./Object 45" xlink:type="simple" xlink:show="embed" xlink:actuate="onLoad"/><draw:image xlink:href="./ObjectReplacements/Object 45" xlink:type="simple" xlink:show="embed" xlink:actuate="onLoad"/><svg:desc>formula</svg:desc></draw:frame></text:p>
      <text:p text:style-name="P6"/>
      <text:p text:style-name="P17">6. Unit-Klausel vorhanden? Ja: <draw:frame draw:style-name="fr1" draw:name="Object57" text:anchor-type="as-char" svg:y="-0.377cm" svg:width="1.175cm" svg:height="0.469cm" draw:z-index="52"><draw:object xlink:href="./Object 57" xlink:type="simple" xlink:show="embed" xlink:actuate="onLoad"/><draw:image xlink:href="./ObjectReplacements/Object 57" xlink:type="simple" xlink:show="embed" xlink:actuate="onLoad"/><svg:desc>formula</svg:desc></draw:frame></text:p>
      <text:p text:style-name="P17">7. Unit-Subsumption:</text:p>
      <text:p text:style-name="P17"/>
      <text:p text:style-name="P17"><draw:frame draw:style-name="fr1" draw:name="Object55" text:anchor-type="as-char" svg:y="-0.377cm" svg:width="14.674cm" svg:height="0.469cm" draw:z-index="63"><draw:object xlink:href="./Object 55" xlink:type="simple" xlink:show="embed" xlink:actuate="onLoad"/><draw:image xlink:href="./ObjectReplacements/Object 55" xlink:type="simple" xlink:show="embed" xlink:actuate="onLoad"/><svg:desc>formula</svg:desc></draw:frame></text:p>
      <text:p text:style-name="P17"/>
      <text:p text:style-name="P17">8. Unit-Resolution:</text:p>
      <text:p text:style-name="P17"/>
      <text:p text:style-name="P17"><draw:frame draw:style-name="fr1" draw:name="Object56" text:anchor-type="as-char" svg:y="-0.377cm" svg:width="14.109cm" svg:height="0.469cm" draw:z-index="64"><draw:object xlink:href="./Object 56" xlink:type="simple" xlink:show="embed" xlink:actuate="onLoad"/><draw:image xlink:href="./ObjectReplacements/Object 56" xlink:type="simple" xlink:show="embed" xlink:actuate="onLoad"/><svg:desc>formula</svg:desc></draw:frame></text:p>
      <text:p text:style-name="P10"/>
      <text:p text:style-name="P17">9. Unit-Klausel vorhanden? Ja: <draw:frame draw:style-name="fr1" draw:name="Object60" text:anchor-type="as-char" svg:y="-0.377cm" svg:width="1.184cm" svg:height="0.469cm" draw:z-index="53"><draw:object xlink:href="./Object 60" xlink:type="simple" xlink:show="embed" xlink:actuate="onLoad"/><draw:image xlink:href="./ObjectReplacements/Object 60" xlink:type="simple" xlink:show="embed" xlink:actuate="onLoad"/><svg:desc>formula</svg:desc></draw:frame></text:p>
      <text:p text:style-name="P17">10. Unit-Subsumption:</text:p>
      <text:p text:style-name="P17"/>
      <text:p text:style-name="P17"><draw:frame draw:style-name="fr1" draw:name="Object58" text:anchor-type="as-char" svg:y="-0.377cm" svg:width="12.822cm" svg:height="0.469cm" draw:z-index="65"><draw:object xlink:href="./Object 58" xlink:type="simple" xlink:show="embed" xlink:actuate="onLoad"/><draw:image xlink:href="./ObjectReplacements/Object 58" xlink:type="simple" xlink:show="embed" xlink:actuate="onLoad"/><svg:desc>formula</svg:desc></draw:frame></text:p>
      <text:p text:style-name="P17"/>
      <text:p text:style-name="P19">11. Unit-Resolution:</text:p>
      <text:p text:style-name="P19"/>
      <text:p text:style-name="P19"><draw:frame draw:style-name="fr1" draw:name="Object59" text:anchor-type="as-char" svg:y="-0.377cm" svg:width="12.248cm" svg:height="0.469cm" draw:z-index="66"><draw:object xlink:href="./Object 59" xlink:type="simple" xlink:show="embed" xlink:actuate="onLoad"/><draw:image xlink:href="./ObjectReplacements/Object 59" xlink:type="simple" xlink:show="embed" xlink:actuate="onLoad"/><svg:desc>formula</svg:desc></draw:frame></text:p>
      <text:p text:style-name="P19"/>
      <text:p text:style-name="P19"><text:soft-page-break/>12. Unit-Klausel vorhanden: Ja: <draw:frame draw:style-name="fr1" draw:name="Object63" text:anchor-type="as-char" svg:y="-0.377cm" svg:width="1.205cm" svg:height="0.469cm" draw:z-index="54"><draw:object xlink:href="./Object 63" xlink:type="simple" xlink:show="embed" xlink:actuate="onLoad"/><draw:image xlink:href="./ObjectReplacements/Object 63" xlink:type="simple" xlink:show="embed" xlink:actuate="onLoad"/><svg:desc>formula</svg:desc></draw:frame></text:p>
      <text:p text:style-name="P19">13. Unit-Subsumption:</text:p>
      <text:p text:style-name="P19"/>
      <text:p text:style-name="P19"><draw:frame draw:style-name="fr1" draw:name="Object61" text:anchor-type="as-char" svg:y="-0.377cm" svg:width="10.941cm" svg:height="0.469cm" draw:z-index="67"><draw:object xlink:href="./Object 61" xlink:type="simple" xlink:show="embed" xlink:actuate="onLoad"/><draw:image xlink:href="./ObjectReplacements/Object 61" xlink:type="simple" xlink:show="embed" xlink:actuate="onLoad"/><svg:desc>formula</svg:desc></draw:frame></text:p>
      <text:p text:style-name="P19"/>
      <text:p text:style-name="P19">14. Unit-Resolution:</text:p>
      <text:p text:style-name="P19"/>
      <text:p text:style-name="P19"><draw:frame draw:style-name="fr1" draw:name="Object62" text:anchor-type="as-char" svg:y="-0.377cm" svg:width="10.347cm" svg:height="0.469cm" draw:z-index="68"><draw:object xlink:href="./Object 62" xlink:type="simple" xlink:show="embed" xlink:actuate="onLoad"/><draw:image xlink:href="./ObjectReplacements/Object 62" xlink:type="simple" xlink:show="embed" xlink:actuate="onLoad"/><svg:desc>formula</svg:desc></draw:frame></text:p>
      <text:p text:style-name="P19"/>
      <text:p text:style-name="P19">15. Unit-Klausel vorhanden? Ja: <draw:frame draw:style-name="fr1" draw:name="Object66" text:anchor-type="as-char" svg:y="-0.377cm" svg:width="1.088cm" svg:height="0.469cm" draw:z-index="55"><draw:object xlink:href="./Object 66" xlink:type="simple" xlink:show="embed" xlink:actuate="onLoad"/><draw:image xlink:href="./ObjectReplacements/Object 66" xlink:type="simple" xlink:show="embed" xlink:actuate="onLoad"/><svg:desc>formula</svg:desc></draw:frame></text:p>
      <text:p text:style-name="P19">16. Unit-Subsumption:</text:p>
      <text:p text:style-name="P19"/>
      <text:p text:style-name="P19"><draw:frame draw:style-name="fr1" draw:name="Object64" text:anchor-type="as-char" svg:y="-0.377cm" svg:width="9.155cm" svg:height="0.469cm" draw:z-index="69"><draw:object xlink:href="./Object 64" xlink:type="simple" xlink:show="embed" xlink:actuate="onLoad"/><draw:image xlink:href="./ObjectReplacements/Object 64" xlink:type="simple" xlink:show="embed" xlink:actuate="onLoad"/><svg:desc>formula</svg:desc></draw:frame></text:p>
      <text:p text:style-name="P19"/>
      <text:p text:style-name="P19">17. Unit-Resolution:</text:p>
      <text:p text:style-name="P19"/>
      <text:p text:style-name="P19"><draw:frame draw:style-name="fr1" draw:name="Object65" text:anchor-type="as-char" svg:y="-0.377cm" svg:width="8.677cm" svg:height="0.469cm" draw:z-index="70"><draw:object xlink:href="./Object 65" xlink:type="simple" xlink:show="embed" xlink:actuate="onLoad"/><draw:image xlink:href="./ObjectReplacements/Object 65" xlink:type="simple" xlink:show="embed" xlink:actuate="onLoad"/><svg:desc>formula</svg:desc></draw:frame></text:p>
      <text:p text:style-name="P10"/>
      <text:p text:style-name="P19">18. Unit-Klausel vorhanden? Ja: <draw:frame draw:style-name="fr1" draw:name="Object69" text:anchor-type="as-char" svg:y="-0.377cm" svg:width="1.189cm" svg:height="0.469cm" draw:z-index="56"><draw:object xlink:href="./Object 69" xlink:type="simple" xlink:show="embed" xlink:actuate="onLoad"/><draw:image xlink:href="./ObjectReplacements/Object 69" xlink:type="simple" xlink:show="embed" xlink:actuate="onLoad"/><svg:desc>formula</svg:desc></draw:frame></text:p>
      <text:p text:style-name="P21">19. Unit-Subsumption:</text:p>
      <text:p text:style-name="P19"/>
      <text:p text:style-name="P19"><draw:frame draw:style-name="fr1" draw:name="Object67" text:anchor-type="as-char" svg:y="-0.377cm" svg:width="7.385cm" svg:height="0.469cm" draw:z-index="71"><draw:object xlink:href="./Object 67" xlink:type="simple" xlink:show="embed" xlink:actuate="onLoad"/><draw:image xlink:href="./ObjectReplacements/Object 67" xlink:type="simple" xlink:show="embed" xlink:actuate="onLoad"/><svg:desc>formula</svg:desc></draw:frame></text:p>
      <text:p text:style-name="P19"/>
      <text:p text:style-name="P21">20. Unit-Resolution:</text:p>
      <text:p text:style-name="P21"/>
      <text:p text:style-name="P21"><draw:frame draw:style-name="fr1" draw:name="Object68" text:anchor-type="as-char" svg:y="-0.377cm" svg:width="6.807cm" svg:height="0.469cm" draw:z-index="72"><draw:object xlink:href="./Object 68" xlink:type="simple" xlink:show="embed" xlink:actuate="onLoad"/><draw:image xlink:href="./ObjectReplacements/Object 68" xlink:type="simple" xlink:show="embed" xlink:actuate="onLoad"/><svg:desc>formula</svg:desc></draw:frame></text:p>
      <text:p text:style-name="P21"/>
      <text:p text:style-name="P21">21. Unit-Klausel vorhanden? Ja:<draw:frame draw:style-name="fr1" draw:name="Object72" text:anchor-type="as-char" svg:y="-0.377cm" svg:width="1.187cm" svg:height="0.469cm" draw:z-index="57"><draw:object xlink:href="./Object 72" xlink:type="simple" xlink:show="embed" xlink:actuate="onLoad"/><draw:image xlink:href="./ObjectReplacements/Object 72" xlink:type="simple" xlink:show="embed" xlink:actuate="onLoad"/><svg:desc>formula</svg:desc></draw:frame></text:p>
      <text:p text:style-name="P21">22. Unit-Subsumption:</text:p>
      <text:p text:style-name="P21"/>
      <text:p text:style-name="P21"><draw:frame draw:style-name="fr1" draw:name="Object70" text:anchor-type="as-char" svg:y="-0.377cm" svg:width="5.517cm" svg:height="0.469cm" draw:z-index="73"><draw:object xlink:href="./Object 70" xlink:type="simple" xlink:show="embed" xlink:actuate="onLoad"/><draw:image xlink:href="./ObjectReplacements/Object 70" xlink:type="simple" xlink:show="embed" xlink:actuate="onLoad"/><svg:desc>formula</svg:desc></draw:frame></text:p>
      <text:p text:style-name="P21"/>
      <text:p text:style-name="P21">23. Unit-Resolution:</text:p>
      <text:p text:style-name="P21"/>
      <text:p text:style-name="P21"><draw:frame draw:style-name="fr1" draw:name="Object71" text:anchor-type="as-char" svg:y="-0.377cm" svg:width="4.941cm" svg:height="0.469cm" draw:z-index="74"><draw:object xlink:href="./Object 71" xlink:type="simple" xlink:show="embed" xlink:actuate="onLoad"/><draw:image xlink:href="./ObjectReplacements/Object 71" xlink:type="simple" xlink:show="embed" xlink:actuate="onLoad"/><svg:desc>formula</svg:desc></draw:frame></text:p>
      <text:p text:style-name="P21"/>
      <text:p text:style-name="P21">24. Unit-Klausel vorhanden? Ja: <draw:frame draw:style-name="fr1" draw:name="Object75" text:anchor-type="as-char" svg:y="-0.377cm" svg:width="1.157cm" svg:height="0.469cm" draw:z-index="58"><draw:object xlink:href="./Object 75" xlink:type="simple" xlink:show="embed" xlink:actuate="onLoad"/><draw:image xlink:href="./ObjectReplacements/Object 75" xlink:type="simple" xlink:show="embed" xlink:actuate="onLoad"/><svg:desc>formula</svg:desc></draw:frame></text:p>
      <text:p text:style-name="P21">25. Unit-Subsumption:</text:p>
      <text:p text:style-name="P21"/>
      <text:p text:style-name="P21"><draw:frame draw:style-name="fr1" draw:name="Object73" text:anchor-type="as-char" svg:y="-0.377cm" svg:width="3.679cm" svg:height="0.469cm" draw:z-index="75"><draw:object xlink:href="./Object 73" xlink:type="simple" xlink:show="embed" xlink:actuate="onLoad"/><draw:image xlink:href="./ObjectReplacements/Object 73" xlink:type="simple" xlink:show="embed" xlink:actuate="onLoad"/><svg:desc>formula</svg:desc></draw:frame></text:p>
      <text:p text:style-name="P21"/>
      <text:p text:style-name="P21">26. Unit-Resolution:</text:p>
      <text:p text:style-name="P21"/>
      <text:p text:style-name="P21"><draw:frame draw:style-name="fr1" draw:name="Object74" text:anchor-type="as-char" svg:y="-0.377cm" svg:width="3.133cm" svg:height="0.469cm" draw:z-index="76"><draw:object xlink:href="./Object 74" xlink:type="simple" xlink:show="embed" xlink:actuate="onLoad"/><draw:image xlink:href="./ObjectReplacements/Object 74" xlink:type="simple" xlink:show="embed" xlink:actuate="onLoad"/><svg:desc>formula</svg:desc></draw:frame></text:p>
      <text:p text:style-name="P21"/>
      <text:p text:style-name="P21">27. Unit-Klausel vorhanden? Ja: <draw:frame draw:style-name="fr1" draw:name="Object78" text:anchor-type="as-char" svg:y="-0.377cm" svg:width="0.898cm" svg:height="0.469cm" draw:z-index="59"><draw:object xlink:href="./Object 78" xlink:type="simple" xlink:show="embed" xlink:actuate="onLoad"/><draw:image xlink:href="./ObjectReplacements/Object 78" xlink:type="simple" xlink:show="embed" xlink:actuate="onLoad"/><svg:desc>formula</svg:desc></draw:frame></text:p>
      <text:p text:style-name="P21">28. Unit-Subsumption:</text:p>
      <text:p text:style-name="P21"/>
      <text:p text:style-name="P21"><draw:frame draw:style-name="fr1" draw:name="Object76" text:anchor-type="as-char" svg:y="-0.377cm" svg:width="2.133cm" svg:height="0.469cm" draw:z-index="77"><draw:object xlink:href="./Object 76" xlink:type="simple" xlink:show="embed" xlink:actuate="onLoad"/><draw:image xlink:href="./ObjectReplacements/Object 76" xlink:type="simple" xlink:show="embed" xlink:actuate="onLoad"/><svg:desc>formula</svg:desc></draw:frame></text:p>
      <text:p text:style-name="P21"/>
      <text:p text:style-name="P24">29. Unit-Resolution:</text:p>
      <text:p text:style-name="P24"><text:soft-page-break/></text:p>
      <text:p text:style-name="P24"><draw:frame draw:style-name="fr1" draw:name="Object77" text:anchor-type="as-char" svg:y="-0.377cm" svg:width="1.3cm" svg:height="0.469cm" draw:z-index="78"><draw:object xlink:href="./Object 77" xlink:type="simple" xlink:show="embed" xlink:actuate="onLoad"/><draw:image xlink:href="./ObjectReplacements/Object 77" xlink:type="simple" xlink:show="embed" xlink:actuate="onLoad"/><svg:desc>formula</svg:desc></draw:frame></text:p>
      <text:p text:style-name="P24"/>
      <text:p text:style-name="P24">30. Unit-Klausel vorhanden? Ja: <draw:frame draw:style-name="fr1" draw:name="Object81" text:anchor-type="as-char" svg:y="-0.377cm" svg:width="0.894cm" svg:height="0.469cm" draw:z-index="60"><draw:object xlink:href="./Object 81" xlink:type="simple" xlink:show="embed" xlink:actuate="onLoad"/><draw:image xlink:href="./ObjectReplacements/Object 81" xlink:type="simple" xlink:show="embed" xlink:actuate="onLoad"/><svg:desc>formula</svg:desc></draw:frame></text:p>
      <text:p text:style-name="P24">31. Unit-Subsumption:</text:p>
      <text:p text:style-name="P24"/>
      <text:p text:style-name="P24"><draw:frame draw:style-name="fr1" draw:name="Object79" text:anchor-type="as-char" svg:y="-0.377cm" svg:width="0.713cm" svg:height="0.469cm" draw:z-index="79"><draw:object xlink:href="./Object 79" xlink:type="simple" xlink:show="embed" xlink:actuate="onLoad"/><draw:image xlink:href="./ObjectReplacements/Object 79" xlink:type="simple" xlink:show="embed" xlink:actuate="onLoad"/><svg:desc>formula</svg:desc></draw:frame></text:p>
      <text:p text:style-name="P24"/>
      <text:p text:style-name="P42">Damit erhalten wir eine leere Menge und somit ist auch die Vermutung richtig, dass die Conjucture nicht zur Menge gehören sollte damit diese erfüllbar sein kann. Damit ist die logische Konsequenz der Axiome gezeigt worden.</text:p>
      <text:p text:style-name="P2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1:04:56.048773000</meta:creation-date>
    <dc:date>2015-05-22T12:44:43.245673000</dc:date>
    <meta:editing-duration>PT1H13M34S</meta:editing-duration>
    <meta:editing-cycles>14</meta:editing-cycles>
    <meta:generator>LibreOffice/4.3.7.2$MacOSX_X86_64 LibreOffice_project/8a35821d8636a03b8bf4e15b48f59794652c68ba</meta:generator>
    <meta:document-statistic meta:table-count="0" meta:image-count="0" meta:object-count="80" meta:page-count="6" meta:paragraph-count="162" meta:word-count="448" meta:character-count="3488" meta:non-whitespace-character-count="3107"/>
  </office:meta>
</office:document-meta>
</file>

<file path=Object 1/content.xml><?xml version="1.0" encoding="utf-8"?>
<math xmlns="http://www.w3.org/1998/Math/MathML" display="block">
  <semantics>
    <mrow>
      <mtext>{</mtext>
      <mi>k</mi>
      <mtext>}</mtext>
    </mrow>
    <annotation encoding="StarMath 5.0">"{"k"}"</annotation>
  </semantics>
</math>
</file>

<file path=Object 10/content.xml><?xml version="1.0" encoding="utf-8"?>
<math xmlns="http://www.w3.org/1998/Math/MathML" display="block">
  <semantics>
    <mrow>
      <mtext> {</mtext>
      <mrow>
        <mrow>
          <mo stretchy="false">¬</mo>
          <mi>h</mi>
        </mrow>
        <mo stretchy="false">∨</mo>
        <mi>c</mi>
      </mrow>
      <mtext>}</mtext>
      <mi>,</mi>
      <mtext> {</mtext>
      <mrow>
        <mo stretchy="false">¬</mo>
        <mi>f</mi>
      </mrow>
      <mtext>}}</mtext>
    </mrow>
    <annotation encoding="StarMath 5.0">" {"neg h or c"}"," {"neg f"}}"</annotation>
  </semantics>
</math>
</file>

<file path=Object 11/content.xml><?xml version="1.0" encoding="utf-8"?>
<math xmlns="http://www.w3.org/1998/Math/MathML" display="block">
  <semantics>
    <mrow>
      <mtext> {</mtext>
      <mrow>
        <mrow>
          <mo stretchy="false">¬</mo>
          <mi>h</mi>
        </mrow>
        <mo stretchy="false">∨</mo>
        <mi>c</mi>
      </mrow>
      <mtext>}</mtext>
      <mi>,</mi>
      <mtext> {</mtext>
      <mrow>
        <mo stretchy="false">¬</mo>
        <mi>f</mi>
      </mrow>
      <mtext>}}</mtext>
    </mrow>
    <annotation encoding="StarMath 5.0">" {"neg h or c"}"," {"neg f"}}"</annotation>
  </semantics>
</math>
</file>

<file path=Object 12/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k</mi>
        </mrow>
        <mo stretchy="false">∨</mo>
        <mrow>
          <mo stretchy="false">¬</mo>
          <mi>d</mi>
        </mrow>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k or neg d"}"," {"neg i or g"}"," {"j or e"}",</annotation>
  </semantics>
</math>
</file>

<file path=Object 13/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d"}"," {"neg i or g"}"," {"j or e"}",</annotation>
  </semantics>
</math>
</file>

<file path=Object 14/content.xml><?xml version="1.0" encoding="utf-8"?>
<math xmlns="http://www.w3.org/1998/Math/MathML" display="block">
  <semantics>
    <mrow>
      <mtext>{</mtext>
      <mrow>
        <mo stretchy="false">¬</mo>
        <mi>f</mi>
      </mrow>
      <mtext>}</mtext>
    </mrow>
    <annotation encoding="StarMath 5.0">"{"neg f"}"</annotation>
  </semantics>
</math>
</file>

<file path=Object 15/content.xml><?xml version="1.0" encoding="utf-8"?>
<math xmlns="http://www.w3.org/1998/Math/MathML" display="block">
  <semantics>
    <mrow>
      <mtext> {</mtext>
      <mrow>
        <mrow>
          <mo stretchy="false">¬</mo>
          <mi>h</mi>
        </mrow>
        <mo stretchy="false">∨</mo>
        <mi>c</mi>
      </mrow>
      <mtext>}}</mtext>
    </mrow>
    <annotation encoding="StarMath 5.0">" {"neg h or c"}}"</annotation>
  </semantics>
</math>
</file>

<file path=Object 16/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d"}"," {"neg i or g"}"," {"j or e"}",</annotation>
  </semantics>
</math>
</file>

<file path=Object 17/content.xml><?xml version="1.0" encoding="utf-8"?>
<math xmlns="http://www.w3.org/1998/Math/MathML" display="block">
  <semantics>
    <mrow>
      <mtext>{</mtext>
      <mrow>
        <mo stretchy="false">¬</mo>
        <mi>e</mi>
      </mrow>
      <mtext>}</mtext>
    </mrow>
    <annotation encoding="StarMath 5.0">"{"neg e"}"</annotation>
  </semantics>
</math>
</file>

<file path=Object 18/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o stretchy="false">¬</mo>
        <mi>e</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row>
        <mi>j</mi>
        <mo stretchy="false">∨</mo>
        <mi>e</mi>
      </mrow>
      <mtext>}</mtext>
      <mi>,</mi>
      <mtext> {</mtext>
      <mrow>
        <mrow>
          <mo stretchy="false">¬</mo>
          <mi>h</mi>
        </mrow>
        <mo stretchy="false">∨</mo>
        <mi>c</mi>
      </mrow>
      <mtext>}}</mtext>
    </mrow>
    <annotation encoding="StarMath 5.0">"{{"neg a or b "}"," {"neg c or d"}"," {"neg e"}"," {"neg g or h"}"," {"neg b or i"}", " {"neg j or a "}"," {"neg d"}"," {"neg i or g"}"," {"j or e"}"," {"neg h or c"}}"</annotation>
  </semantics>
</math>
</file>

<file path=Object 19/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row>
        <mi>j</mi>
        <mo stretchy="false">∨</mo>
        <mi>e</mi>
      </mrow>
      <mtext>}</mtext>
      <mi>,</mi>
      <mtext> {</mtext>
      <mrow>
        <mrow>
          <mo stretchy="false">¬</mo>
          <mi>h</mi>
        </mrow>
        <mo stretchy="false">∨</mo>
        <mi>c</mi>
      </mrow>
      <mtext>}}</mtext>
    </mrow>
    <annotation encoding="StarMath 5.0">"{{"neg a or b "}"," {"neg c or d"}"," {"neg g or h"}"," {"neg b or i"}", " {"neg j or a "}"," {"neg d"}"," {"neg i or g"}"," {"j or e"}"," {"neg h or c"}}"</annotation>
  </semantics>
</math>
</file>

<file path=Object 2/content.xml><?xml version="1.0" encoding="utf-8"?>
<math xmlns="http://www.w3.org/1998/Math/MathML" display="block">
  <semantics>
    <mrow>
      <mtext>{{</mtext>
      <mrow>
        <mo stretchy="false">¬</mo>
        <mi>a</mi>
      </mrow>
      <mrow>
        <mrow>
          <mo fence="true" stretchy="false">(</mo>
          <mrow>
            <mi>Q</mi>
          </mrow>
          <mo fence="true" stretchy="false">)</mo>
        </mrow>
        <mo stretchy="false">∨</mo>
        <mi>b</mi>
      </mrow>
      <mrow>
        <mo fence="true" stretchy="false">(</mo>
        <mrow>
          <mi>Q</mi>
        </mrow>
        <mo fence="true" stretchy="false">)</mo>
      </mrow>
      <mtext>}</mtext>
      <mi>,</mi>
      <mtext> {</mtext>
      <mrow>
        <mo stretchy="false">¬</mo>
        <mi>c</mi>
      </mrow>
      <mrow>
        <mrow>
          <mo fence="true" stretchy="false">(</mo>
          <mrow>
            <mi>R</mi>
          </mrow>
          <mo fence="true" stretchy="false">)</mo>
        </mrow>
        <mo stretchy="false">∨</mo>
        <mi>d</mi>
      </mrow>
      <mrow>
        <mo fence="true" stretchy="false">(</mo>
        <mrow>
          <mi>R</mi>
        </mrow>
        <mo fence="true" stretchy="false">)</mo>
      </mrow>
      <mtext>}</mtext>
      <mi>,</mi>
      <mtext> {</mtext>
      <mrow>
        <mo stretchy="false">¬</mo>
        <mi>e</mi>
      </mrow>
      <mrow>
        <mrow>
          <mo fence="true" stretchy="false">(</mo>
          <mrow>
            <mi>S</mi>
          </mrow>
          <mo fence="true" stretchy="false">)</mo>
        </mrow>
        <mo stretchy="false">∨</mo>
        <mi>f</mi>
      </mrow>
      <mrow>
        <mo fence="true" stretchy="false">(</mo>
        <mrow>
          <mi>S</mi>
        </mrow>
        <mo fence="true" stretchy="false">)</mo>
      </mrow>
      <mtext>}</mtext>
      <mi>,</mi>
      <mtext> {</mtext>
      <mrow>
        <mo stretchy="false">¬</mo>
        <mi>g</mi>
      </mrow>
      <mrow>
        <mrow>
          <mo fence="true" stretchy="false">(</mo>
          <mrow>
            <mi>T</mi>
          </mrow>
          <mo fence="true" stretchy="false">)</mo>
        </mrow>
        <mo stretchy="false">∨</mo>
        <mi>h</mi>
      </mrow>
      <mrow>
        <mo fence="true" stretchy="false">(</mo>
        <mrow>
          <mi>T</mi>
        </mrow>
        <mo fence="true" stretchy="false">)</mo>
      </mrow>
      <mtext>}</mtext>
      <mi>,</mi>
      <mtext> {</mtext>
      <mrow>
        <mo stretchy="false">¬</mo>
        <mi>b</mi>
      </mrow>
      <mrow>
        <mrow>
          <mo fence="true" stretchy="false">(</mo>
          <mrow>
            <mi>Q</mi>
          </mrow>
          <mo fence="true" stretchy="false">)</mo>
        </mrow>
        <mo stretchy="false">∨</mo>
        <mi>i</mi>
      </mrow>
      <mrow>
        <mo fence="true" stretchy="false">(</mo>
        <mrow>
          <mi>Q</mi>
        </mrow>
        <mo fence="true" stretchy="false">)</mo>
      </mrow>
      <mtext>}</mtext>
      <mi>,</mi>
      <mtext> </mtext>
    </mrow>
    <annotation encoding="StarMath 5.0">"{{"neg a(Q) or b(Q) "}"," {"neg c(R) or d(R)"}"," {"neg e(S) or f(S)"}"," {"neg g(T) or h(T)"}"," {"neg b(Q) or i(Q)"}"," </annotation>
  </semantics>
</math>
</file>

<file path=Object 20/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i>j</mi>
      <mtext>}</mtext>
      <mi>,</mi>
      <mtext> {</mtext>
      <mrow>
        <mrow>
          <mo stretchy="false">¬</mo>
          <mi>h</mi>
        </mrow>
        <mo stretchy="false">∨</mo>
        <mi>c</mi>
      </mrow>
      <mtext>}}</mtext>
    </mrow>
    <annotation encoding="StarMath 5.0">"{{"neg a or b "}"," {"neg c or d"}"," {"neg g or h"}"," {"neg b or i"}", " {"neg j or a "}"," {"neg d"}"," {"neg i or g"}"," {"j"}"," {"neg h or c"}}"</annotation>
  </semantics>
</math>
</file>

<file path=Object 21/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neg a or b "}"," {"neg c or d"}"," {"neg g or h"}"," {"neg b or i"}", " {"neg j or a "}"," {"neg d"}"," {"neg i or g"}"," {"neg h or c"}}"</annotation>
  </semantics>
</math>
</file>

<file path=Object 22/content.xml><?xml version="1.0" encoding="utf-8"?>
<math xmlns="http://www.w3.org/1998/Math/MathML" display="block">
  <semantics>
    <mrow>
      <mtext>{</mtext>
      <mi>j</mi>
      <mtext>}</mtext>
    </mrow>
    <annotation encoding="StarMath 5.0">"{"j"}"</annotation>
  </semantics>
</math>
</file>

<file path=Object 23/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i>a</mi>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neg a or b "}"," {"neg c or d"}"," {"neg g or h"}"," {"neg b or i"}", " {"a "}"," {"neg d"}"," {"neg i or g"}"," {"neg h or c"}}"</annotation>
  </semantics>
</math>
</file>

<file path=Object 24/content.xml><?xml version="1.0" encoding="utf-8"?>
<math xmlns="http://www.w3.org/1998/Math/MathML" display="block">
  <semantics>
    <mrow>
      <mtext>{</mtext>
      <mi>a</mi>
      <mtext>}</mtext>
    </mrow>
    <annotation encoding="StarMath 5.0">"{"a"}"</annotation>
  </semantics>
</math>
</file>

<file path=Object 25/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neg a or b "}"," {"neg c or d"}"," {"neg g or h"}"," {"neg b or i"}"," {"neg d"}"," {"neg i or g"}"," {"neg h or c"}}"</annotation>
  </semantics>
</math>
</file>

<file path=Object 26/content.xml><?xml version="1.0" encoding="utf-8"?>
<math xmlns="http://www.w3.org/1998/Math/MathML" display="block">
  <semantics>
    <mrow>
      <mtext>{{</mtext>
      <mi>b</mi>
      <mtext>}</mtext>
      <mi>,</mi>
      <mtext> {</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b "}"," {"neg c or d"}"," {"neg g or h"}"," {"neg b or i"}"," {"neg d"}"," {"neg i or g"}"," {"neg h or c"}}"</annotation>
  </semantics>
</math>
</file>

<file path=Object 27/content.xml><?xml version="1.0" encoding="utf-8"?>
<math xmlns="http://www.w3.org/1998/Math/MathML" display="block">
  <semantics>
    <mrow>
      <mtext>{</mtext>
      <mi>b</mi>
      <mtext>}</mtext>
    </mrow>
    <annotation encoding="StarMath 5.0">"{"b"}"</annotation>
  </semantics>
</math>
</file>

<file path=Object 28/content.xml><?xml version="1.0" encoding="utf-8"?>
<math xmlns="http://www.w3.org/1998/Math/MathML" display="block">
  <semantics>
    <mrow>
      <mtext>{{</mtext>
      <mrow>
        <mrow>
          <mo stretchy="false">¬</mo>
          <mi>c</mi>
        </mrow>
        <mo stretchy="false">∨</mo>
        <mi>d</mi>
      </mrow>
      <mtext>}</mtext>
      <mi>,</mi>
      <mtext> {</mtext>
      <mrow>
        <mrow>
          <mo stretchy="false">¬</mo>
          <mi>g</mi>
        </mrow>
        <mo stretchy="false">∨</mo>
        <mi>h</mi>
      </mrow>
      <mtext>}</mtext>
      <mi>,</mi>
      <mtext> {</mtext>
      <mrow>
        <mrow>
          <mo stretchy="false">¬</mo>
          <mi>b</mi>
        </mrow>
        <mo stretchy="false">∨</mo>
        <mi>i</mi>
      </mrow>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neg c or d"}"," {"neg g or h"}"," {"neg b or i"}"," {"neg d"}"," {"neg i or g"}"," {"neg h or c"}}"</annotation>
  </semantics>
</math>
</file>

<file path=Object 29/content.xml><?xml version="1.0" encoding="utf-8"?>
<math xmlns="http://www.w3.org/1998/Math/MathML" display="block">
  <semantics>
    <mrow>
      <mtext>{{</mtext>
      <mrow>
        <mrow>
          <mo stretchy="false">¬</mo>
          <mi>c</mi>
        </mrow>
        <mo stretchy="false">∨</mo>
        <mi>d</mi>
      </mrow>
      <mtext>}</mtext>
      <mi>,</mi>
      <mtext> {</mtext>
      <mrow>
        <mrow>
          <mo stretchy="false">¬</mo>
          <mi>g</mi>
        </mrow>
        <mo stretchy="false">∨</mo>
        <mi>h</mi>
      </mrow>
      <mtext>}</mtext>
      <mi>,</mi>
      <mtext> {</mtext>
      <mi>i</mi>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neg c or d"}"," {"neg g or h"}"," {"i"}"," {"neg d"}"," {"neg i or g"}"," {"neg h or c"}}"</annotation>
  </semantics>
</math>
</file>

<file path=Object 3/content.xml><?xml version="1.0" encoding="utf-8"?>
<math xmlns="http://www.w3.org/1998/Math/MathML" display="block">
  <semantics>
    <mrow>
      <mtext>{</mtext>
      <mrow>
        <mo stretchy="false">¬</mo>
        <mi>j</mi>
      </mrow>
      <mrow>
        <mrow>
          <mo fence="true" stretchy="false">(</mo>
          <mrow>
            <mi>U</mi>
          </mrow>
          <mo fence="true" stretchy="false">)</mo>
        </mrow>
        <mo stretchy="false">∨</mo>
        <mi>a</mi>
      </mrow>
      <mrow>
        <mo fence="true" stretchy="false">(</mo>
        <mrow>
          <mi>U</mi>
        </mrow>
        <mo fence="true" stretchy="false">)</mo>
      </mrow>
      <mtext>}</mtext>
      <mi>,</mi>
      <mtext> {</mtext>
      <mrow>
        <mo stretchy="false">¬</mo>
        <mi>k</mi>
      </mrow>
      <mrow>
        <mrow>
          <mo fence="true" stretchy="false">(</mo>
          <mrow>
            <mi>V</mi>
          </mrow>
          <mo fence="true" stretchy="false">)</mo>
        </mrow>
        <mo stretchy="false">∨</mo>
        <mrow>
          <mo stretchy="false">¬</mo>
          <mi>d</mi>
        </mrow>
      </mrow>
      <mrow>
        <mo fence="true" stretchy="false">(</mo>
        <mrow>
          <mi>V</mi>
        </mrow>
        <mo fence="true" stretchy="false">)</mo>
      </mrow>
      <mtext>}</mtext>
      <mi>,</mi>
      <mtext> {</mtext>
      <mrow>
        <mo stretchy="false">¬</mo>
        <mi>i</mi>
      </mrow>
      <mrow>
        <mrow>
          <mo fence="true" stretchy="false">(</mo>
          <mrow>
            <mi>W</mi>
          </mrow>
          <mo fence="true" stretchy="false">)</mo>
        </mrow>
        <mo stretchy="false">∨</mo>
        <mi>g</mi>
      </mrow>
      <mrow>
        <mo fence="true" stretchy="false">(</mo>
        <mrow>
          <mi>W</mi>
        </mrow>
        <mo fence="true" stretchy="false">)</mo>
      </mrow>
      <mtext>}</mtext>
      <mi>,</mi>
      <mtext> {</mtext>
      <mi>j</mi>
      <mrow>
        <mrow>
          <mo fence="true" stretchy="false">(</mo>
          <mrow>
            <mi>X</mi>
          </mrow>
          <mo fence="true" stretchy="false">)</mo>
        </mrow>
        <mo stretchy="false">∨</mo>
        <mi>e</mi>
      </mrow>
      <mrow>
        <mo fence="true" stretchy="false">(</mo>
        <mrow>
          <mi>X</mi>
        </mrow>
        <mo fence="true" stretchy="false">)</mo>
      </mrow>
      <mtext>}</mtext>
      <mi>,</mi>
      <mtext> {</mtext>
      <mrow>
        <mo stretchy="false">¬</mo>
        <mi>h</mi>
      </mrow>
      <mrow>
        <mrow>
          <mo fence="true" stretchy="false">(</mo>
          <mrow>
            <mi>Y</mi>
          </mrow>
          <mo fence="true" stretchy="false">)</mo>
        </mrow>
        <mo stretchy="false">∨</mo>
        <mi>c</mi>
      </mrow>
      <mrow>
        <mo fence="true" stretchy="false">(</mo>
        <mrow>
          <mi>Y</mi>
        </mrow>
        <mo fence="true" stretchy="false">)</mo>
      </mrow>
      <mtext>}</mtext>
      <mi>,</mi>
    </mrow>
    <annotation encoding="StarMath 5.0">"{"neg j(U) or a(U)"}"," {"neg k(V) or neg d(V)"}"," {"neg i(W) or g(W)"}"," {"j(X) or e(X)"}"," {"neg h(Y) or c(Y)"}",</annotation>
  </semantics>
</math>
</file>

<file path=Object 30/content.xml><?xml version="1.0" encoding="utf-8"?>
<math xmlns="http://www.w3.org/1998/Math/MathML" display="block">
  <semantics>
    <mrow>
      <mtext>{</mtext>
      <mi>i</mi>
      <mtext>}</mtext>
    </mrow>
    <annotation encoding="StarMath 5.0">"{"i"}"</annotation>
  </semantics>
</math>
</file>

<file path=Object 31/content.xml><?xml version="1.0" encoding="utf-8"?>
<math xmlns="http://www.w3.org/1998/Math/MathML" display="block">
  <semantics>
    <mrow>
      <mtext>{{</mtext>
      <mrow>
        <mrow>
          <mo stretchy="false">¬</mo>
          <mi>c</mi>
        </mrow>
        <mo stretchy="false">∨</mo>
        <mi>d</mi>
      </mrow>
      <mtext>}</mtext>
      <mi>,</mi>
      <mtext> {</mtext>
      <mrow>
        <mrow>
          <mo stretchy="false">¬</mo>
          <mi>g</mi>
        </mrow>
        <mo stretchy="false">∨</mo>
        <mi>h</mi>
      </mrow>
      <mtext>}</mtext>
      <mi>,</mi>
      <mtext> {</mtext>
      <mrow>
        <mo stretchy="false">¬</mo>
        <mi>d</mi>
      </mrow>
      <mtext>}</mtext>
      <mi>,</mi>
      <mtext> {</mtext>
      <mrow>
        <mrow>
          <mo stretchy="false">¬</mo>
          <mi>i</mi>
        </mrow>
        <mo stretchy="false">∨</mo>
        <mi>g</mi>
      </mrow>
      <mtext>}</mtext>
      <mi>,</mi>
      <mtext> {</mtext>
      <mrow>
        <mrow>
          <mo stretchy="false">¬</mo>
          <mi>h</mi>
        </mrow>
        <mo stretchy="false">∨</mo>
        <mi>c</mi>
      </mrow>
      <mtext>}}</mtext>
    </mrow>
    <annotation encoding="StarMath 5.0">"{{"neg c or d"}"," {"neg g or h"}"," {"neg d"}"," {"neg i or g"}"," {"neg h or c"}}"</annotation>
  </semantics>
</math>
</file>

<file path=Object 32/content.xml><?xml version="1.0" encoding="utf-8"?>
<math xmlns="http://www.w3.org/1998/Math/MathML" display="block">
  <semantics>
    <mrow>
      <mtext>{{</mtext>
      <mrow>
        <mrow>
          <mo stretchy="false">¬</mo>
          <mi>c</mi>
        </mrow>
        <mo stretchy="false">∨</mo>
        <mi>d</mi>
      </mrow>
      <mtext>}</mtext>
      <mi>,</mi>
      <mtext> {</mtext>
      <mrow>
        <mrow>
          <mo stretchy="false">¬</mo>
          <mi>g</mi>
        </mrow>
        <mo stretchy="false">∨</mo>
        <mi>h</mi>
      </mrow>
      <mtext>}</mtext>
      <mi>,</mi>
      <mtext> {</mtext>
      <mrow>
        <mo stretchy="false">¬</mo>
        <mi>d</mi>
      </mrow>
      <mtext>}</mtext>
      <mi>,</mi>
      <mtext> {</mtext>
      <mi>g</mi>
      <mtext>}</mtext>
      <mi>,</mi>
      <mtext> {</mtext>
      <mrow>
        <mrow>
          <mo stretchy="false">¬</mo>
          <mi>h</mi>
        </mrow>
        <mo stretchy="false">∨</mo>
        <mi>c</mi>
      </mrow>
      <mtext>}}</mtext>
    </mrow>
    <annotation encoding="StarMath 5.0">"{{"neg c or d"}"," {"neg g or h"}"," {"neg d"}"," {"g"}"," {"neg h or c"}}"</annotation>
  </semantics>
</math>
</file>

<file path=Object 33/content.xml><?xml version="1.0" encoding="utf-8"?>
<math xmlns="http://www.w3.org/1998/Math/MathML" display="block">
  <semantics>
    <mrow>
      <mtext>{</mtext>
      <mrow>
        <mo stretchy="false">¬</mo>
        <mi>d</mi>
      </mrow>
      <mtext>}</mtext>
    </mrow>
    <annotation encoding="StarMath 5.0">"{"neg d"}"</annotation>
  </semantics>
</math>
</file>

<file path=Object 34/content.xml><?xml version="1.0" encoding="utf-8"?>
<math xmlns="http://www.w3.org/1998/Math/MathML" display="block">
  <semantics>
    <mrow>
      <mtext>{{</mtext>
      <mrow>
        <mrow>
          <mo stretchy="false">¬</mo>
          <mi>c</mi>
        </mrow>
        <mo stretchy="false">∨</mo>
        <mi>d</mi>
      </mrow>
      <mtext>}</mtext>
      <mi>,</mi>
      <mtext> {</mtext>
      <mrow>
        <mrow>
          <mo stretchy="false">¬</mo>
          <mi>g</mi>
        </mrow>
        <mo stretchy="false">∨</mo>
        <mi>h</mi>
      </mrow>
      <mtext>}</mtext>
      <mi>,</mi>
      <mtext> {</mtext>
      <mi>g</mi>
      <mtext>}</mtext>
      <mi>,</mi>
      <mtext> {</mtext>
      <mrow>
        <mrow>
          <mo stretchy="false">¬</mo>
          <mi>h</mi>
        </mrow>
        <mo stretchy="false">∨</mo>
        <mi>c</mi>
      </mrow>
      <mtext>}}</mtext>
    </mrow>
    <annotation encoding="StarMath 5.0">"{{"neg c or d"}"," {"neg g or h"}"," {"g"}"," {"neg h or c"}}"</annotation>
  </semantics>
</math>
</file>

<file path=Object 35/content.xml><?xml version="1.0" encoding="utf-8"?>
<math xmlns="http://www.w3.org/1998/Math/MathML" display="block">
  <semantics>
    <mrow>
      <mtext>{{</mtext>
      <mrow>
        <mo stretchy="false">¬</mo>
        <mi>c</mi>
      </mrow>
      <mtext>}</mtext>
      <mi>,</mi>
      <mtext> {</mtext>
      <mrow>
        <mrow>
          <mo stretchy="false">¬</mo>
          <mi>g</mi>
        </mrow>
        <mo stretchy="false">∨</mo>
        <mi>h</mi>
      </mrow>
      <mtext>}</mtext>
      <mi>,</mi>
      <mtext> {</mtext>
      <mi>g</mi>
      <mtext>}</mtext>
      <mi>,</mi>
      <mtext> {</mtext>
      <mrow>
        <mrow>
          <mo stretchy="false">¬</mo>
          <mi>h</mi>
        </mrow>
        <mo stretchy="false">∨</mo>
        <mi>c</mi>
      </mrow>
      <mtext>}}</mtext>
    </mrow>
    <annotation encoding="StarMath 5.0">"{{"neg c"}"," {"neg g or h"}"," {"g"}"," {"neg h or c"}}"</annotation>
  </semantics>
</math>
</file>

<file path=Object 36/content.xml><?xml version="1.0" encoding="utf-8"?>
<math xmlns="http://www.w3.org/1998/Math/MathML" display="block">
  <semantics>
    <mrow>
      <mtext>{</mtext>
      <mrow>
        <mo stretchy="false">¬</mo>
        <mi>c</mi>
      </mrow>
      <mtext>}</mtext>
    </mrow>
    <annotation encoding="StarMath 5.0">"{"neg c"}"</annotation>
  </semantics>
</math>
</file>

<file path=Object 37/content.xml><?xml version="1.0" encoding="utf-8"?>
<math xmlns="http://www.w3.org/1998/Math/MathML" display="block">
  <semantics>
    <mrow>
      <mtext>{{</mtext>
      <mrow>
        <mrow>
          <mo stretchy="false">¬</mo>
          <mi>g</mi>
        </mrow>
        <mo stretchy="false">∨</mo>
        <mi>h</mi>
      </mrow>
      <mtext>}</mtext>
      <mi>,</mi>
      <mtext> {</mtext>
      <mi>g</mi>
      <mtext>}</mtext>
      <mi>,</mi>
      <mtext> {</mtext>
      <mrow>
        <mrow>
          <mo stretchy="false">¬</mo>
          <mi>h</mi>
        </mrow>
        <mo stretchy="false">∨</mo>
        <mi>c</mi>
      </mrow>
      <mtext>}}</mtext>
    </mrow>
    <annotation encoding="StarMath 5.0">"{{"neg g or h"}"," {"g"}"," {"neg h or c"}}"</annotation>
  </semantics>
</math>
</file>

<file path=Object 38/content.xml><?xml version="1.0" encoding="utf-8"?>
<math xmlns="http://www.w3.org/1998/Math/MathML" display="block">
  <semantics>
    <mrow>
      <mtext>{{</mtext>
      <mrow>
        <mrow>
          <mo stretchy="false">¬</mo>
          <mi>g</mi>
        </mrow>
        <mo stretchy="false">∨</mo>
        <mi>h</mi>
      </mrow>
      <mtext>}</mtext>
      <mi>,</mi>
      <mtext> {</mtext>
      <mi>g</mi>
      <mtext>}</mtext>
      <mi>,</mi>
      <mtext> {</mtext>
      <mrow>
        <mo stretchy="false">¬</mo>
        <mi>h</mi>
      </mrow>
      <mtext>}}</mtext>
    </mrow>
    <annotation encoding="StarMath 5.0">"{{"neg g or h"}"," {"g"}"," {"neg h"}}"</annotation>
  </semantics>
</math>
</file>

<file path=Object 39/content.xml><?xml version="1.0" encoding="utf-8"?>
<math xmlns="http://www.w3.org/1998/Math/MathML" display="block">
  <semantics>
    <mrow>
      <mtext>{</mtext>
      <mi>g</mi>
      <mtext>}</mtext>
    </mrow>
    <annotation encoding="StarMath 5.0">"{"g"}"</annotation>
  </semantics>
</math>
</file>

<file path=Object 4/content.xml><?xml version="1.0" encoding="utf-8"?>
<math xmlns="http://www.w3.org/1998/Math/MathML" display="block">
  <semantics>
    <mrow>
      <mtext>{</mtext>
      <mi>k</mi>
      <mrow>
        <mo fence="true" stretchy="false">(</mo>
        <mrow>
          <mi>Z</mi>
        </mrow>
        <mo fence="true" stretchy="false">)</mo>
      </mrow>
      <mtext>}</mtext>
      <mi>,</mi>
      <mtext> {</mtext>
      <mrow>
        <mo stretchy="false">¬</mo>
        <mi>f</mi>
      </mrow>
      <mrow>
        <mo fence="true" stretchy="false">(</mo>
        <mrow>
          <mi>Z</mi>
        </mrow>
        <mo fence="true" stretchy="false">)</mo>
      </mrow>
      <mtext>}}</mtext>
    </mrow>
    <annotation encoding="StarMath 5.0">"{"k(Z)"}"," {"neg f(Z)"}}"</annotation>
  </semantics>
</math>
</file>

<file path=Object 40/content.xml><?xml version="1.0" encoding="utf-8"?>
<math xmlns="http://www.w3.org/1998/Math/MathML" display="block">
  <semantics>
    <mrow>
      <mtext>{{</mtext>
      <mrow>
        <mrow>
          <mo stretchy="false">¬</mo>
          <mi>g</mi>
        </mrow>
        <mo stretchy="false">∨</mo>
        <mi>h</mi>
      </mrow>
      <mtext>}</mtext>
      <mi>,</mi>
      <mtext> {</mtext>
      <mrow>
        <mo stretchy="false">¬</mo>
        <mi>h</mi>
      </mrow>
      <mtext>}}</mtext>
    </mrow>
    <annotation encoding="StarMath 5.0">"{{"neg g or h"}"," {"neg h"}}"</annotation>
  </semantics>
</math>
</file>

<file path=Object 41/content.xml><?xml version="1.0" encoding="utf-8"?>
<math xmlns="http://www.w3.org/1998/Math/MathML" display="block">
  <semantics>
    <mrow>
      <mtext>{{</mtext>
      <mi>h</mi>
      <mtext>}</mtext>
      <mi>,</mi>
      <mtext> {</mtext>
      <mrow>
        <mo stretchy="false">¬</mo>
        <mi>h</mi>
      </mrow>
      <mtext>}}</mtext>
    </mrow>
    <annotation encoding="StarMath 5.0">"{{"h"}"," {"neg h"}}"</annotation>
  </semantics>
</math>
</file>

<file path=Object 42/content.xml><?xml version="1.0" encoding="utf-8"?>
<math xmlns="http://www.w3.org/1998/Math/MathML" display="block">
  <semantics>
    <mrow>
      <mtext>{</mtext>
      <mi>h</mi>
      <mtext>}</mtext>
    </mrow>
    <annotation encoding="StarMath 5.0">"{"h"}"</annotation>
  </semantics>
</math>
</file>

<file path=Object 43/content.xml><?xml version="1.0" encoding="utf-8"?>
<math xmlns="http://www.w3.org/1998/Math/MathML" display="block">
  <semantics>
    <mrow>
      <mtext>{{</mtext>
      <mrow>
        <mo stretchy="false">¬</mo>
        <mi>h</mi>
      </mrow>
      <mtext>}}</mtext>
    </mrow>
    <annotation encoding="StarMath 5.0">"{{"neg h"}}"</annotation>
  </semantics>
</math>
</file>

<file path=Object 44/content.xml><?xml version="1.0" encoding="utf-8"?>
<math xmlns="http://www.w3.org/1998/Math/MathML" display="block">
  <semantics>
    <mtext>{{ }}</mtext>
    <annotation encoding="StarMath 5.0">"{{ }}"</annotation>
  </semantics>
</math>
</file>

<file path=Object 45/content.xml><?xml version="1.0" encoding="utf-8"?>
<math xmlns="http://www.w3.org/1998/Math/MathML" display="block">
  <semantics>
    <mrow>
      <mtext>{{</mtext>
      <mrow>
        <mrow>
          <mo stretchy="false">¬</mo>
          <mi>a</mi>
        </mrow>
        <mo stretchy="false">∨</mo>
        <mi>b</mi>
      </mrow>
      <mtext>}</mtext>
      <mi>,</mi>
      <mtext> {</mtext>
      <mrow>
        <mo stretchy="false">¬</mo>
        <mi>c</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i>,</mi>
      <mtext> {</mtext>
      <mrow>
        <mrow>
          <mo stretchy="false">¬</mo>
          <mi>h</mi>
        </mrow>
        <mo stretchy="false">∨</mo>
        <mi>c</mi>
      </mrow>
      <mtext>}}</mtext>
    </mrow>
    <annotation encoding="StarMath 5.0">"{{"neg a or b "}"," {"neg c"}"," {"neg e or f"}"," {"neg g or h"}"," {"neg b or i"}", " {"neg j or a "}"," {"neg i or g"}"," {"j or e"}"," {"neg h or c"}}"</annotation>
  </semantics>
</math>
</file>

<file path=Object 46/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k</mi>
        </mrow>
        <mo stretchy="false">∨</mo>
        <mrow>
          <mo stretchy="false">¬</mo>
          <mi>d</mi>
        </mrow>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k or neg d"}"," {"neg i or g"}"," {"j or e"}",</annotation>
  </semantics>
</math>
</file>

<file path=Object 47/content.xml><?xml version="1.0" encoding="utf-8"?>
<math xmlns="http://www.w3.org/1998/Math/MathML" display="block">
  <semantics>
    <mrow>
      <mtext> {</mtext>
      <mrow>
        <mrow>
          <mo stretchy="false">¬</mo>
          <mi>h</mi>
        </mrow>
        <mo stretchy="false">∨</mo>
        <mi>c</mi>
      </mrow>
      <mtext>}</mtext>
      <mi>,</mi>
      <mtext> {</mtext>
      <mi>k</mi>
      <mtext>}}</mtext>
    </mrow>
    <annotation encoding="StarMath 5.0">" {"neg h or c"}"," {"k"}}"</annotation>
  </semantics>
</math>
</file>

<file path=Object 48/content.xml><?xml version="1.0" encoding="utf-8"?>
<math xmlns="http://www.w3.org/1998/Math/MathML" display="block">
  <semantics>
    <mrow>
      <mtext>{</mtext>
      <mi>k</mi>
      <mtext>}</mtext>
    </mrow>
    <annotation encoding="StarMath 5.0">"{"k"}"</annotation>
  </semantics>
</math>
</file>

<file path=Object 49/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k</mi>
        </mrow>
        <mo stretchy="false">∨</mo>
        <mrow>
          <mo stretchy="false">¬</mo>
          <mi>d</mi>
        </mrow>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k or neg d"}"," {"neg i or g"}"," {"j or e"}",</annotation>
  </semantics>
</math>
</file>

<file path=Object 5/content.xml><?xml version="1.0" encoding="utf-8"?>
<math xmlns="http://www.w3.org/1998/Math/MathML" display="block">
  <semantics>
    <mrow>
      <mtext>{</mtext>
      <mi>k</mi>
      <mrow>
        <mo fence="true" stretchy="false">(</mo>
        <mrow>
          <mi>Z</mi>
        </mrow>
        <mo fence="true" stretchy="false">)</mo>
      </mrow>
      <mtext>}</mtext>
      <mi>,</mi>
      <mtext> {</mtext>
      <mrow>
        <mo stretchy="false">¬</mo>
        <mi>f</mi>
      </mrow>
      <mrow>
        <mo fence="true" stretchy="false">(</mo>
        <mrow>
          <mi>Z</mi>
        </mrow>
        <mo fence="true" stretchy="false">)</mo>
      </mrow>
      <mtext>}}</mtext>
    </mrow>
    <annotation encoding="StarMath 5.0">"{"k(Z)"}"," {"neg f(Z)"}}"</annotation>
  </semantics>
</math>
</file>

<file path=Object 50/content.xml><?xml version="1.0" encoding="utf-8"?>
<math xmlns="http://www.w3.org/1998/Math/MathML" display="block">
  <semantics>
    <mrow>
      <mtext> {</mtext>
      <mrow>
        <mrow>
          <mo stretchy="false">¬</mo>
          <mi>h</mi>
        </mrow>
        <mo stretchy="false">∨</mo>
        <mi>c</mi>
      </mrow>
      <mtext>}}</mtext>
    </mrow>
    <annotation encoding="StarMath 5.0">" {"neg h or c"}}"</annotation>
  </semantics>
</math>
</file>

<file path=Object 51/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o stretchy="false">¬</mo>
        <mi>d</mi>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d"}"," {"neg i or g"}"," {"j or e"}",</annotation>
  </semantics>
</math>
</file>

<file path=Object 52/content.xml><?xml version="1.0" encoding="utf-8"?>
<math xmlns="http://www.w3.org/1998/Math/MathML" display="block">
  <semantics>
    <mrow>
      <mtext> {</mtext>
      <mrow>
        <mrow>
          <mo stretchy="false">¬</mo>
          <mi>h</mi>
        </mrow>
        <mo stretchy="false">∨</mo>
        <mi>c</mi>
      </mrow>
      <mtext>}}</mtext>
    </mrow>
    <annotation encoding="StarMath 5.0">" {"neg h or c"}}"</annotation>
  </semantics>
</math>
</file>

<file path=Object 53/content.xml><?xml version="1.0" encoding="utf-8"?>
<math xmlns="http://www.w3.org/1998/Math/MathML" display="block">
  <semantics>
    <mrow>
      <mtext>{</mtext>
      <mrow>
        <mo stretchy="false">¬</mo>
        <mi>d</mi>
      </mrow>
      <mtext>}</mtext>
    </mrow>
    <annotation encoding="StarMath 5.0">"{"neg d"}"</annotation>
  </semantics>
</math>
</file>

<file path=Object 54/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i>,</mi>
      <mtext> {</mtext>
      <mrow>
        <mrow>
          <mo stretchy="false">¬</mo>
          <mi>h</mi>
        </mrow>
        <mo stretchy="false">∨</mo>
        <mi>c</mi>
      </mrow>
      <mtext>}}</mtext>
    </mrow>
    <annotation encoding="StarMath 5.0">"{{"neg a or b "}"," {"neg c or d"}"," {"neg e or f"}"," {"neg g or h"}"," {"neg b or i"}", " {"neg j or a "}"," {"neg i or g"}"," {"j or e"}"," {"neg h or c"}}"</annotation>
  </semantics>
</math>
</file>

<file path=Object 55/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i>,</mi>
      <mtext> {</mtext>
      <mrow>
        <mrow>
          <mo stretchy="false">¬</mo>
          <mi>h</mi>
        </mrow>
        <mo stretchy="false">∨</mo>
        <mi>c</mi>
      </mrow>
      <mtext>}}</mtext>
    </mrow>
    <annotation encoding="StarMath 5.0">"{{"neg a or b "}"," {"neg e or f"}"," {"neg g or h"}"," {"neg b or i"}", " {"neg j or a "}"," {"neg i or g"}"," {"j or e"}"," {"neg h or c"}}"</annotation>
  </semantics>
</math>
</file>

<file path=Object 56/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i>,</mi>
      <mtext> {</mtext>
      <mrow>
        <mo stretchy="false">¬</mo>
        <mi>h</mi>
      </mrow>
      <mtext>}}</mtext>
    </mrow>
    <annotation encoding="StarMath 5.0">"{{"neg a or b "}"," {"neg e or f"}"," {"neg g or h"}"," {"neg b or i"}", " {"neg j or a "}"," {"neg i or g"}"," {"j or e"}"," {"neg h"}}"</annotation>
  </semantics>
</math>
</file>

<file path=Object 57/content.xml><?xml version="1.0" encoding="utf-8"?>
<math xmlns="http://www.w3.org/1998/Math/MathML" display="block">
  <semantics>
    <mrow>
      <mtext>{</mtext>
      <mrow>
        <mo stretchy="false">¬</mo>
        <mi>c</mi>
      </mrow>
      <mtext>}</mtext>
    </mrow>
    <annotation encoding="StarMath 5.0">"{"neg c"}"</annotation>
  </semantics>
</math>
</file>

<file path=Object 58/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row>
    <annotation encoding="StarMath 5.0">"{{"neg a or b "}"," {"neg e or f"}"," {"neg g or h"}"," {"neg b or i"}", " {"neg j or a "}"," {"neg i or g"}"," {"j or e"}}"</annotation>
  </semantics>
</math>
</file>

<file path=Object 59/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o stretchy="false">¬</mo>
        <mi>g</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row>
    <annotation encoding="StarMath 5.0">"{{"neg a or b "}"," {"neg e or f"}"," {"neg g"}"," {"neg b or i"}", " {"neg j or a "}"," {"neg i or g"}"," {"j or e"}}"</annotation>
  </semantics>
</math>
</file>

<file path=Object 6/content.xml><?xml version="1.0" encoding="utf-8"?>
<math xmlns="http://www.w3.org/1998/Math/MathML" display="block">
  <semantics>
    <mrow>
      <mtext>{{</mtext>
      <mrow>
        <mo stretchy="false">¬</mo>
        <mi>a</mi>
      </mrow>
      <mrow>
        <mrow>
          <mo fence="true" stretchy="false">(</mo>
          <mrow>
            <mi>Z</mi>
          </mrow>
          <mo fence="true" stretchy="false">)</mo>
        </mrow>
        <mo stretchy="false">∨</mo>
        <mi>b</mi>
      </mrow>
      <mrow>
        <mo fence="true" stretchy="false">(</mo>
        <mrow>
          <mi>Z</mi>
        </mrow>
        <mo fence="true" stretchy="false">)</mo>
      </mrow>
      <mtext>}</mtext>
      <mi>,</mi>
      <mtext> {</mtext>
      <mrow>
        <mo stretchy="false">¬</mo>
        <mi>c</mi>
      </mrow>
      <mrow>
        <mrow>
          <mo fence="true" stretchy="false">(</mo>
          <mrow>
            <mi>Z</mi>
          </mrow>
          <mo fence="true" stretchy="false">)</mo>
        </mrow>
        <mo stretchy="false">∨</mo>
        <mi>d</mi>
      </mrow>
      <mrow>
        <mo fence="true" stretchy="false">(</mo>
        <mrow>
          <mi>Z</mi>
        </mrow>
        <mo fence="true" stretchy="false">)</mo>
      </mrow>
      <mtext>}</mtext>
      <mi>,</mi>
      <mtext> {</mtext>
      <mrow>
        <mo stretchy="false">¬</mo>
        <mi>e</mi>
      </mrow>
      <mrow>
        <mrow>
          <mo fence="true" stretchy="false">(</mo>
          <mrow>
            <mi>Z</mi>
          </mrow>
          <mo fence="true" stretchy="false">)</mo>
        </mrow>
        <mo stretchy="false">∨</mo>
        <mi>f</mi>
      </mrow>
      <mrow>
        <mo fence="true" stretchy="false">(</mo>
        <mrow>
          <mi>Z</mi>
        </mrow>
        <mo fence="true" stretchy="false">)</mo>
      </mrow>
      <mtext>}</mtext>
      <mi>,</mi>
      <mtext> {</mtext>
      <mrow>
        <mo stretchy="false">¬</mo>
        <mi>g</mi>
      </mrow>
      <mrow>
        <mrow>
          <mo fence="true" stretchy="false">(</mo>
          <mrow>
            <mi>Z</mi>
          </mrow>
          <mo fence="true" stretchy="false">)</mo>
        </mrow>
        <mo stretchy="false">∨</mo>
        <mi>h</mi>
      </mrow>
      <mrow>
        <mo fence="true" stretchy="false">(</mo>
        <mrow>
          <mi>Z</mi>
        </mrow>
        <mo fence="true" stretchy="false">)</mo>
      </mrow>
      <mtext>}</mtext>
      <mi>,</mi>
      <mtext> {</mtext>
      <mrow>
        <mo stretchy="false">¬</mo>
        <mi>b</mi>
      </mrow>
      <mrow>
        <mrow>
          <mo fence="true" stretchy="false">(</mo>
          <mrow>
            <mi>Z</mi>
          </mrow>
          <mo fence="true" stretchy="false">)</mo>
        </mrow>
        <mo stretchy="false">∨</mo>
        <mi>i</mi>
      </mrow>
      <mrow>
        <mo fence="true" stretchy="false">(</mo>
        <mrow>
          <mi>Z</mi>
        </mrow>
        <mo fence="true" stretchy="false">)</mo>
      </mrow>
      <mtext>}</mtext>
      <mi>,</mi>
    </mrow>
    <annotation encoding="StarMath 5.0">"{{"neg a(Z) or b(Z) "}"," {"neg c(Z) or d(Z)"}"," {"neg e(Z) or f(Z)"}"," {"neg g(Z) or h(Z)"}"," {"neg b(Z) or i(Z)"}",</annotation>
  </semantics>
</math>
</file>

<file path=Object 60/content.xml><?xml version="1.0" encoding="utf-8"?>
<math xmlns="http://www.w3.org/1998/Math/MathML" display="block">
  <semantics>
    <mrow>
      <mtext>{</mtext>
      <mrow>
        <mo stretchy="false">¬</mo>
        <mi>h</mi>
      </mrow>
      <mtext>}</mtext>
    </mrow>
    <annotation encoding="StarMath 5.0">"{"neg h"}"</annotation>
  </semantics>
</math>
</file>

<file path=Object 61/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b</mi>
        </mrow>
        <mo stretchy="false">∨</mo>
        <mi>i</mi>
      </mrow>
      <mtext>}</mtext>
      <mi>,</mi>
      <mtext> {</mtext>
      <mrow>
        <mrow>
          <mo stretchy="false">¬</mo>
          <mi>j</mi>
        </mrow>
        <mo stretchy="false">∨</mo>
        <mi>a</mi>
      </mrow>
      <mtext>}</mtext>
      <mi>,</mi>
      <mtext> {</mtext>
      <mrow>
        <mrow>
          <mo stretchy="false">¬</mo>
          <mi>i</mi>
        </mrow>
        <mo stretchy="false">∨</mo>
        <mi>g</mi>
      </mrow>
      <mtext>}</mtext>
      <mi>,</mi>
      <mtext> {</mtext>
      <mrow>
        <mi>j</mi>
        <mo stretchy="false">∨</mo>
        <mi>e</mi>
      </mrow>
      <mtext>}}</mtext>
    </mrow>
    <annotation encoding="StarMath 5.0">"{{"neg a or b "}"," {"neg e or f"}"," {"neg b or i"}", " {"neg j or a "}"," {"neg i or g"}"," {"j or e"}}"</annotation>
  </semantics>
</math>
</file>

<file path=Object 62/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b</mi>
        </mrow>
        <mo stretchy="false">∨</mo>
        <mi>i</mi>
      </mrow>
      <mtext>}</mtext>
      <mi>,</mi>
      <mtext> {</mtext>
      <mrow>
        <mrow>
          <mo stretchy="false">¬</mo>
          <mi>j</mi>
        </mrow>
        <mo stretchy="false">∨</mo>
        <mi>a</mi>
      </mrow>
      <mtext>}</mtext>
      <mi>,</mi>
      <mtext> {</mtext>
      <mrow>
        <mo stretchy="false">¬</mo>
        <mi>i</mi>
      </mrow>
      <mtext>}</mtext>
      <mi>,</mi>
      <mtext> {</mtext>
      <mrow>
        <mi>j</mi>
        <mo stretchy="false">∨</mo>
        <mi>e</mi>
      </mrow>
      <mtext>}}</mtext>
    </mrow>
    <annotation encoding="StarMath 5.0">"{{"neg a or b "}"," {"neg e or f"}"," {"neg b or i"}", " {"neg j or a "}"," {"neg i"}"," {"j or e"}}"</annotation>
  </semantics>
</math>
</file>

<file path=Object 63/content.xml><?xml version="1.0" encoding="utf-8"?>
<math xmlns="http://www.w3.org/1998/Math/MathML" display="block">
  <semantics>
    <mrow>
      <mtext>{</mtext>
      <mrow>
        <mo stretchy="false">¬</mo>
        <mi>g</mi>
      </mrow>
      <mtext>}</mtext>
    </mrow>
    <annotation encoding="StarMath 5.0">"{"neg g"}"</annotation>
  </semantics>
</math>
</file>

<file path=Object 64/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b</mi>
        </mrow>
        <mo stretchy="false">∨</mo>
        <mi>i</mi>
      </mrow>
      <mtext>}</mtext>
      <mi>,</mi>
      <mtext> {</mtext>
      <mrow>
        <mrow>
          <mo stretchy="false">¬</mo>
          <mi>j</mi>
        </mrow>
        <mo stretchy="false">∨</mo>
        <mi>a</mi>
      </mrow>
      <mtext>}</mtext>
      <mi>,</mi>
      <mtext> {</mtext>
      <mrow>
        <mi>j</mi>
        <mo stretchy="false">∨</mo>
        <mi>e</mi>
      </mrow>
      <mtext>}}</mtext>
    </mrow>
    <annotation encoding="StarMath 5.0">"{{"neg a or b "}"," {"neg e or f"}"," {"neg b or i"}", " {"neg j or a "}"," {"j or e"}}"</annotation>
  </semantics>
</math>
</file>

<file path=Object 65/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o stretchy="false">¬</mo>
        <mi>b</mi>
      </mrow>
      <mtext>}</mtext>
      <mi>,</mi>
      <mtext> {</mtext>
      <mrow>
        <mrow>
          <mo stretchy="false">¬</mo>
          <mi>j</mi>
        </mrow>
        <mo stretchy="false">∨</mo>
        <mi>a</mi>
      </mrow>
      <mtext>}</mtext>
      <mi>,</mi>
      <mtext> {</mtext>
      <mrow>
        <mi>j</mi>
        <mo stretchy="false">∨</mo>
        <mi>e</mi>
      </mrow>
      <mtext>}}</mtext>
    </mrow>
    <annotation encoding="StarMath 5.0">"{{"neg a or b "}"," {"neg e or f"}"," {"neg b"}", " {"neg j or a "}"," {"j or e"}}"</annotation>
  </semantics>
</math>
</file>

<file path=Object 66/content.xml><?xml version="1.0" encoding="utf-8"?>
<math xmlns="http://www.w3.org/1998/Math/MathML" display="block">
  <semantics>
    <mrow>
      <mtext>{</mtext>
      <mrow>
        <mo stretchy="false">¬</mo>
        <mi>i</mi>
      </mrow>
      <mtext>}</mtext>
    </mrow>
    <annotation encoding="StarMath 5.0">"{"neg i"}"</annotation>
  </semantics>
</math>
</file>

<file path=Object 67/content.xml><?xml version="1.0" encoding="utf-8"?>
<math xmlns="http://www.w3.org/1998/Math/MathML" display="block">
  <semantics>
    <mrow>
      <mtext>{{</mtext>
      <mrow>
        <mrow>
          <mo stretchy="false">¬</mo>
          <mi>a</mi>
        </mrow>
        <mo stretchy="false">∨</mo>
        <mi>b</mi>
      </mrow>
      <mtext>}</mtext>
      <mi>,</mi>
      <mtext> {</mtext>
      <mrow>
        <mrow>
          <mo stretchy="false">¬</mo>
          <mi>e</mi>
        </mrow>
        <mo stretchy="false">∨</mo>
        <mi>f</mi>
      </mrow>
      <mtext>}</mtext>
      <mi>,</mi>
      <mtext> {</mtext>
      <mrow>
        <mrow>
          <mo stretchy="false">¬</mo>
          <mi>j</mi>
        </mrow>
        <mo stretchy="false">∨</mo>
        <mi>a</mi>
      </mrow>
      <mtext>}</mtext>
      <mi>,</mi>
      <mtext> {</mtext>
      <mrow>
        <mi>j</mi>
        <mo stretchy="false">∨</mo>
        <mi>e</mi>
      </mrow>
      <mtext>}}</mtext>
    </mrow>
    <annotation encoding="StarMath 5.0">"{{"neg a or b "}"," {"neg e or f"}", " {"neg j or a "}"," {"j or e"}}"</annotation>
  </semantics>
</math>
</file>

<file path=Object 68/content.xml><?xml version="1.0" encoding="utf-8"?>
<math xmlns="http://www.w3.org/1998/Math/MathML" display="block">
  <semantics>
    <mrow>
      <mtext>{{</mtext>
      <mrow>
        <mo stretchy="false">¬</mo>
        <mi>a</mi>
      </mrow>
      <mtext>}</mtext>
      <mi>,</mi>
      <mtext> {</mtext>
      <mrow>
        <mrow>
          <mo stretchy="false">¬</mo>
          <mi>e</mi>
        </mrow>
        <mo stretchy="false">∨</mo>
        <mi>f</mi>
      </mrow>
      <mtext>}</mtext>
      <mi>,</mi>
      <mtext> {</mtext>
      <mrow>
        <mrow>
          <mo stretchy="false">¬</mo>
          <mi>j</mi>
        </mrow>
        <mo stretchy="false">∨</mo>
        <mi>a</mi>
      </mrow>
      <mtext>}</mtext>
      <mi>,</mi>
      <mtext> {</mtext>
      <mrow>
        <mi>j</mi>
        <mo stretchy="false">∨</mo>
        <mi>e</mi>
      </mrow>
      <mtext>}}</mtext>
    </mrow>
    <annotation encoding="StarMath 5.0">"{{"neg a"}"," {"neg e or f"}", " {"neg j or a "}"," {"j or e"}}"</annotation>
  </semantics>
</math>
</file>

<file path=Object 69/content.xml><?xml version="1.0" encoding="utf-8"?>
<math xmlns="http://www.w3.org/1998/Math/MathML" display="block">
  <semantics>
    <mrow>
      <mtext>{</mtext>
      <mrow>
        <mo stretchy="false">¬</mo>
        <mi>b</mi>
      </mrow>
      <mtext>}</mtext>
    </mrow>
    <annotation encoding="StarMath 5.0">"{"neg b"}"</annotation>
  </semantics>
</math>
</file>

<file path=Object 7/content.xml><?xml version="1.0" encoding="utf-8"?>
<math xmlns="http://www.w3.org/1998/Math/MathML" display="block">
  <semantics>
    <mrow>
      <mtext>{</mtext>
      <mrow>
        <mo stretchy="false">¬</mo>
        <mi>j</mi>
      </mrow>
      <mrow>
        <mrow>
          <mo fence="true" stretchy="false">(</mo>
          <mrow>
            <mi>Z</mi>
          </mrow>
          <mo fence="true" stretchy="false">)</mo>
        </mrow>
        <mo stretchy="false">∨</mo>
        <mi>a</mi>
      </mrow>
      <mrow>
        <mo fence="true" stretchy="false">(</mo>
        <mrow>
          <mi>Z</mi>
        </mrow>
        <mo fence="true" stretchy="false">)</mo>
      </mrow>
      <mtext>}</mtext>
      <mi>,</mi>
      <mtext> {</mtext>
      <mrow>
        <mo stretchy="false">¬</mo>
        <mi>k</mi>
      </mrow>
      <mrow>
        <mrow>
          <mo fence="true" stretchy="false">(</mo>
          <mrow>
            <mi>Z</mi>
          </mrow>
          <mo fence="true" stretchy="false">)</mo>
        </mrow>
        <mo stretchy="false">∨</mo>
        <mrow>
          <mo stretchy="false">¬</mo>
          <mi>d</mi>
        </mrow>
      </mrow>
      <mrow>
        <mo fence="true" stretchy="false">(</mo>
        <mrow>
          <mi>Z</mi>
        </mrow>
        <mo fence="true" stretchy="false">)</mo>
      </mrow>
      <mtext>}</mtext>
      <mi>,</mi>
      <mtext> {</mtext>
      <mrow>
        <mo stretchy="false">¬</mo>
        <mi>i</mi>
      </mrow>
      <mrow>
        <mrow>
          <mo fence="true" stretchy="false">(</mo>
          <mrow>
            <mi>Z</mi>
          </mrow>
          <mo fence="true" stretchy="false">)</mo>
        </mrow>
        <mo stretchy="false">∨</mo>
        <mi>g</mi>
      </mrow>
      <mrow>
        <mo fence="true" stretchy="false">(</mo>
        <mrow>
          <mi>Z</mi>
        </mrow>
        <mo fence="true" stretchy="false">)</mo>
      </mrow>
      <mtext>}</mtext>
      <mi>,</mi>
      <mtext> {</mtext>
      <mi>j</mi>
      <mrow>
        <mrow>
          <mo fence="true" stretchy="false">(</mo>
          <mrow>
            <mi>Z</mi>
          </mrow>
          <mo fence="true" stretchy="false">)</mo>
        </mrow>
        <mo stretchy="false">∨</mo>
        <mi>e</mi>
      </mrow>
      <mrow>
        <mo fence="true" stretchy="false">(</mo>
        <mrow>
          <mi>Z</mi>
        </mrow>
        <mo fence="true" stretchy="false">)</mo>
      </mrow>
      <mtext>}</mtext>
      <mi>,</mi>
      <mtext> {</mtext>
      <mrow>
        <mo stretchy="false">¬</mo>
        <mi>h</mi>
      </mrow>
      <mrow>
        <mrow>
          <mo fence="true" stretchy="false">(</mo>
          <mrow>
            <mi>Z</mi>
          </mrow>
          <mo fence="true" stretchy="false">)</mo>
        </mrow>
        <mo stretchy="false">∨</mo>
        <mi>c</mi>
      </mrow>
      <mrow>
        <mo fence="true" stretchy="false">(</mo>
        <mrow>
          <mi>Z</mi>
        </mrow>
        <mo fence="true" stretchy="false">)</mo>
      </mrow>
      <mtext>}</mtext>
      <mi>,</mi>
    </mrow>
    <annotation encoding="StarMath 5.0">"{"neg j(Z) or a(Z)"}"," {"neg k(Z) or neg d(Z)"}"," {"neg i(Z) or g(Z)"}"," {"j(Z) or e(Z)"}"," {"neg h(Z) or c(Z)"}",</annotation>
  </semantics>
</math>
</file>

<file path=Object 70/content.xml><?xml version="1.0" encoding="utf-8"?>
<math xmlns="http://www.w3.org/1998/Math/MathML" display="block">
  <semantics>
    <mrow>
      <mtext>{{</mtext>
      <mrow>
        <mrow>
          <mo stretchy="false">¬</mo>
          <mi>e</mi>
        </mrow>
        <mo stretchy="false">∨</mo>
        <mi>f</mi>
      </mrow>
      <mtext>}</mtext>
      <mi>,</mi>
      <mtext> {</mtext>
      <mrow>
        <mrow>
          <mo stretchy="false">¬</mo>
          <mi>j</mi>
        </mrow>
        <mo stretchy="false">∨</mo>
        <mi>a</mi>
      </mrow>
      <mtext>}</mtext>
      <mi>,</mi>
      <mtext> {</mtext>
      <mrow>
        <mi>j</mi>
        <mo stretchy="false">∨</mo>
        <mi>e</mi>
      </mrow>
      <mtext>}}</mtext>
    </mrow>
    <annotation encoding="StarMath 5.0">"{{"neg e or f"}", " {"neg j or a "}"," {"j or e"}}"</annotation>
  </semantics>
</math>
</file>

<file path=Object 71/content.xml><?xml version="1.0" encoding="utf-8"?>
<math xmlns="http://www.w3.org/1998/Math/MathML" display="block">
  <semantics>
    <mrow>
      <mtext>{{</mtext>
      <mrow>
        <mrow>
          <mo stretchy="false">¬</mo>
          <mi>e</mi>
        </mrow>
        <mo stretchy="false">∨</mo>
        <mi>f</mi>
      </mrow>
      <mtext>}</mtext>
      <mi>,</mi>
      <mtext> {</mtext>
      <mrow>
        <mo stretchy="false">¬</mo>
        <mi>j</mi>
      </mrow>
      <mtext>}</mtext>
      <mi>,</mi>
      <mtext> {</mtext>
      <mrow>
        <mi>j</mi>
        <mo stretchy="false">∨</mo>
        <mi>e</mi>
      </mrow>
      <mtext>}}</mtext>
    </mrow>
    <annotation encoding="StarMath 5.0">"{{"neg e or f"}", " {"neg j"}"," {"j or e"}}"</annotation>
  </semantics>
</math>
</file>

<file path=Object 72/content.xml><?xml version="1.0" encoding="utf-8"?>
<math xmlns="http://www.w3.org/1998/Math/MathML" display="block">
  <semantics>
    <mrow>
      <mtext>{</mtext>
      <mrow>
        <mo stretchy="false">¬</mo>
        <mi>a</mi>
      </mrow>
      <mtext>}</mtext>
    </mrow>
    <annotation encoding="StarMath 5.0">"{"neg a"}"</annotation>
  </semantics>
</math>
</file>

<file path=Object 73/content.xml><?xml version="1.0" encoding="utf-8"?>
<math xmlns="http://www.w3.org/1998/Math/MathML" display="block">
  <semantics>
    <mrow>
      <mtext>{{</mtext>
      <mrow>
        <mrow>
          <mo stretchy="false">¬</mo>
          <mi>e</mi>
        </mrow>
        <mo stretchy="false">∨</mo>
        <mi>f</mi>
      </mrow>
      <mtext>}</mtext>
      <mi>,</mi>
      <mtext> {</mtext>
      <mrow>
        <mi>j</mi>
        <mo stretchy="false">∨</mo>
        <mi>e</mi>
      </mrow>
      <mtext>}}</mtext>
    </mrow>
    <annotation encoding="StarMath 5.0">"{{"neg e or f"}"," {"j or e"}}"</annotation>
  </semantics>
</math>
</file>

<file path=Object 74/content.xml><?xml version="1.0" encoding="utf-8"?>
<math xmlns="http://www.w3.org/1998/Math/MathML" display="block">
  <semantics>
    <mrow>
      <mtext>{{</mtext>
      <mrow>
        <mrow>
          <mo stretchy="false">¬</mo>
          <mi>e</mi>
        </mrow>
        <mo stretchy="false">∨</mo>
        <mi>f</mi>
      </mrow>
      <mtext>}</mtext>
      <mi>,</mi>
      <mtext> {</mtext>
      <mi>e</mi>
      <mtext>}}</mtext>
    </mrow>
    <annotation encoding="StarMath 5.0">"{{"neg e or f"}"," {"e"}}"</annotation>
  </semantics>
</math>
</file>

<file path=Object 75/content.xml><?xml version="1.0" encoding="utf-8"?>
<math xmlns="http://www.w3.org/1998/Math/MathML" display="block">
  <semantics>
    <mrow>
      <mtext>{</mtext>
      <mrow>
        <mo stretchy="false">¬</mo>
        <mi>j</mi>
      </mrow>
      <mtext>}</mtext>
    </mrow>
    <annotation encoding="StarMath 5.0">"{"neg j"}"</annotation>
  </semantics>
</math>
</file>

<file path=Object 76/content.xml><?xml version="1.0" encoding="utf-8"?>
<math xmlns="http://www.w3.org/1998/Math/MathML" display="block">
  <semantics>
    <mrow>
      <mtext>{{</mtext>
      <mrow>
        <mrow>
          <mo stretchy="false">¬</mo>
          <mi>e</mi>
        </mrow>
        <mo stretchy="false">∨</mo>
        <mi>f</mi>
      </mrow>
      <mtext>}}</mtext>
    </mrow>
    <annotation encoding="StarMath 5.0">"{{"neg e or f"}}"</annotation>
  </semantics>
</math>
</file>

<file path=Object 77/content.xml><?xml version="1.0" encoding="utf-8"?>
<math xmlns="http://www.w3.org/1998/Math/MathML" display="block">
  <semantics>
    <mrow>
      <mtext>{{</mtext>
      <mi>f</mi>
      <mtext>}}</mtext>
    </mrow>
    <annotation encoding="StarMath 5.0">"{{"f"}}"</annotation>
  </semantics>
</math>
</file>

<file path=Object 78/content.xml><?xml version="1.0" encoding="utf-8"?>
<math xmlns="http://www.w3.org/1998/Math/MathML" display="block">
  <semantics>
    <mrow>
      <mtext>{</mtext>
      <mi>e</mi>
      <mtext>}</mtext>
    </mrow>
    <annotation encoding="StarMath 5.0">"{"e"}"</annotation>
  </semantics>
</math>
</file>

<file path=Object 79/content.xml><?xml version="1.0" encoding="utf-8"?>
<math xmlns="http://www.w3.org/1998/Math/MathML" display="block">
  <semantics>
    <mtext>{ }</mtext>
    <annotation encoding="StarMath 5.0">"{ }"</annotation>
  </semantics>
</math>
</file>

<file path=Object 8/content.xml><?xml version="1.0" encoding="utf-8"?>
<math xmlns="http://www.w3.org/1998/Math/MathML" display="block">
  <semantics>
    <mrow>
      <mtext> {</mtext>
      <mrow>
        <mrow>
          <mo stretchy="false">¬</mo>
          <mi>h</mi>
        </mrow>
        <mo stretchy="false">∨</mo>
        <mi>c</mi>
      </mrow>
      <mtext>}</mtext>
      <mi>,</mi>
      <mtext> {</mtext>
      <mi>k</mi>
      <mtext>}</mtext>
      <mi>,</mi>
      <mtext> {</mtext>
      <mrow>
        <mo stretchy="false">¬</mo>
        <mi>f</mi>
      </mrow>
      <mtext>}}</mtext>
    </mrow>
    <annotation encoding="StarMath 5.0">" {"neg h or c"}"," {"k"}"," {"neg f"}}"</annotation>
  </semantics>
</math>
</file>

<file path=Object 81/content.xml><?xml version="1.0" encoding="utf-8"?>
<math xmlns="http://www.w3.org/1998/Math/MathML" display="block">
  <semantics>
    <mrow>
      <mtext>{</mtext>
      <mi>f</mi>
      <mtext>}</mtext>
    </mrow>
    <annotation encoding="StarMath 5.0">"{"f"}"</annotation>
  </semantics>
</math>
</file>

<file path=Object 9/content.xml><?xml version="1.0" encoding="utf-8"?>
<math xmlns="http://www.w3.org/1998/Math/MathML" display="block">
  <semantics>
    <mrow>
      <mtext>{{</mtext>
      <mrow>
        <mrow>
          <mo stretchy="false">¬</mo>
          <mi>a</mi>
        </mrow>
        <mo stretchy="false">∨</mo>
        <mi>b</mi>
      </mrow>
      <mtext>}</mtext>
      <mi>,</mi>
      <mtext> {</mtext>
      <mrow>
        <mrow>
          <mo stretchy="false">¬</mo>
          <mi>c</mi>
        </mrow>
        <mo stretchy="false">∨</mo>
        <mi>d</mi>
      </mrow>
      <mtext>}</mtext>
      <mi>,</mi>
      <mtext> {</mtext>
      <mrow>
        <mrow>
          <mo stretchy="false">¬</mo>
          <mi>e</mi>
        </mrow>
        <mo stretchy="false">∨</mo>
        <mi>f</mi>
      </mrow>
      <mtext>}</mtext>
      <mi>,</mi>
      <mtext> {</mtext>
      <mrow>
        <mrow>
          <mo stretchy="false">¬</mo>
          <mi>g</mi>
        </mrow>
        <mo stretchy="false">∨</mo>
        <mi>h</mi>
      </mrow>
      <mtext>}</mtext>
      <mi>,</mi>
      <mtext> {</mtext>
      <mrow>
        <mrow>
          <mo stretchy="false">¬</mo>
          <mi>b</mi>
        </mrow>
        <mo stretchy="false">∨</mo>
        <mi>i</mi>
      </mrow>
      <mtext>}</mtext>
      <mi>,</mi>
      <mtext> {</mtext>
      <mrow>
        <mrow>
          <mo stretchy="false">¬</mo>
          <mi>j</mi>
        </mrow>
        <mo stretchy="false">∨</mo>
        <mi>a</mi>
      </mrow>
      <mtext>}</mtext>
      <mi>,</mi>
      <mtext> {</mtext>
      <mrow>
        <mrow>
          <mo stretchy="false">¬</mo>
          <mi>k</mi>
        </mrow>
        <mo stretchy="false">∨</mo>
        <mrow>
          <mo stretchy="false">¬</mo>
          <mi>d</mi>
        </mrow>
      </mrow>
      <mtext>}</mtext>
      <mi>,</mi>
      <mtext> {</mtext>
      <mrow>
        <mrow>
          <mo stretchy="false">¬</mo>
          <mi>i</mi>
        </mrow>
        <mo stretchy="false">∨</mo>
        <mi>g</mi>
      </mrow>
      <mtext>}</mtext>
      <mi>,</mi>
      <mtext> {</mtext>
      <mrow>
        <mi>j</mi>
        <mo stretchy="false">∨</mo>
        <mi>e</mi>
      </mrow>
      <mtext>}</mtext>
      <mi>,</mi>
    </mrow>
    <annotation encoding="StarMath 5.0">"{{"neg a or b "}"," {"neg c or d"}"," {"neg e or f"}"," {"neg g or h"}"," {"neg b or i"}", " {"neg j or a "}"," {"neg k or neg d"}"," {"neg i or g"}"," {"j or e"}",</annotation>
  </semantics>
</math>
</file>